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1.88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24254" calcext:value-type="float">
            <text:p>0,24254</text:p>
          </table:table-cell>
          <table:table-cell table:number-columns-repeated="8" office:value-type="float" office:value="0.333333" calcext:value-type="float">
            <text:p>0,333333</text:p>
          </table:table-cell>
          <table:table-cell office:value-type="float" office:value="0.530159" calcext:value-type="float">
            <text:p>0,530159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343937" calcext:value-type="float">
            <text:p>0,3439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8127" calcext:value-type="float">
            <text:p>0,28127</text:p>
          </table:table-cell>
          <table:table-cell table:number-columns-repeated="7" office:value-type="float" office:value="0.333333" calcext:value-type="float">
            <text:p>0,333333</text:p>
          </table:table-cell>
          <table:table-cell office:value-type="float" office:value="0.420952" calcext:value-type="float">
            <text:p>0,420952</text:p>
          </table:table-cell>
          <table:table-cell office:value-type="float" office:value="0.660952" calcext:value-type="float">
            <text:p>0,660952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369651" calcext:value-type="float">
            <text:p>0,36965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80952" calcext:value-type="float">
            <text:p>0,180952</text:p>
          </table:table-cell>
          <table:table-cell table:number-columns-repeated="6" office:value-type="float" office:value="0.333333" calcext:value-type="float">
            <text:p>0,333333</text:p>
          </table:table-cell>
          <table:table-cell office:value-type="float" office:value="0.337778" calcext:value-type="float">
            <text:p>0,337778</text:p>
          </table:table-cell>
          <table:table-cell office:value-type="float" office:value="0.547302" calcext:value-type="float">
            <text:p>0,547302</text:p>
          </table:table-cell>
          <table:table-cell table:number-columns-repeated="2" office:value-type="float" office:value="0.666667" calcext:value-type="float">
            <text:p>0,666667</text:p>
          </table:table-cell>
          <table:table-cell office:value-type="float" office:value="0.37327" calcext:value-type="float">
            <text:p>0,3732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30476" calcext:value-type="float">
            <text:p>0,230476</text:p>
          </table:table-cell>
          <table:table-cell table:number-columns-repeated="6" office:value-type="float" office:value="0.333333" calcext:value-type="float">
            <text:p>0,333333</text:p>
          </table:table-cell>
          <table:table-cell office:value-type="float" office:value="0.393651" calcext:value-type="float">
            <text:p>0,393651</text:p>
          </table:table-cell>
          <table:table-cell office:value-type="float" office:value="0.639365" calcext:value-type="float">
            <text:p>0,639365</text:p>
          </table:table-cell>
          <table:table-cell office:value-type="float" office:value="0.684444" calcext:value-type="float">
            <text:p>0,684444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394794" calcext:value-type="float">
            <text:p>0,39479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9524" calcext:value-type="float">
            <text:p>0,009524</text:p>
          </table:table-cell>
          <table:table-cell office:value-type="float" office:value="0.309841" calcext:value-type="float">
            <text:p>0,309841</text:p>
          </table:table-cell>
          <table:table-cell table:number-columns-repeated="4" office:value-type="float" office:value="0.333333" calcext:value-type="float">
            <text:p>0,333333</text:p>
          </table:table-cell>
          <table:table-cell office:value-type="float" office:value="0.334603" calcext:value-type="float">
            <text:p>0,334603</text:p>
          </table:table-cell>
          <table:table-cell office:value-type="float" office:value="0.412063" calcext:value-type="float">
            <text:p>0,412063</text:p>
          </table:table-cell>
          <table:table-cell office:value-type="float" office:value="0.620952" calcext:value-type="float">
            <text:p>0,620952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24444" calcext:value-type="float">
            <text:p>0,724444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44019" calcext:value-type="float">
            <text:p>0,4401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04762" calcext:value-type="float">
            <text:p>0,104762</text:p>
          </table:table-cell>
          <table:table-cell office:value-type="float" office:value="0.31619" calcext:value-type="float">
            <text:p>0,31619</text:p>
          </table:table-cell>
          <table:table-cell table:number-columns-repeated="4" office:value-type="float" office:value="0.333333" calcext:value-type="float">
            <text:p>0,333333</text:p>
          </table:table-cell>
          <table:table-cell office:value-type="float" office:value="0.419683" calcext:value-type="float">
            <text:p>0,419683</text:p>
          </table:table-cell>
          <table:table-cell office:value-type="float" office:value="0.582222" calcext:value-type="float">
            <text:p>0,582222</text:p>
          </table:table-cell>
          <table:table-cell office:value-type="float" office:value="0.658413" calcext:value-type="float">
            <text:p>0,658413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6127" calcext:value-type="float">
            <text:p>0,76127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473778" calcext:value-type="float">
            <text:p>0,47377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66667" calcext:value-type="float">
            <text:p>0,266667</text:p>
          </table:table-cell>
          <table:table-cell office:value-type="float" office:value="0.328889" calcext:value-type="float">
            <text:p>0,328889</text:p>
          </table:table-cell>
          <table:table-cell table:number-columns-repeated="2" office:value-type="float" office:value="0.333333" calcext:value-type="float">
            <text:p>0,333333</text:p>
          </table:table-cell>
          <table:table-cell office:value-type="float" office:value="0.336508" calcext:value-type="float">
            <text:p>0,336508</text:p>
          </table:table-cell>
          <table:table-cell office:value-type="float" office:value="0.438095" calcext:value-type="float">
            <text:p>0,438095</text:p>
          </table:table-cell>
          <table:table-cell office:value-type="float" office:value="0.574603" calcext:value-type="float">
            <text:p>0,574603</text:p>
          </table:table-cell>
          <table:table-cell office:value-type="float" office:value="0.657778" calcext:value-type="float">
            <text:p>0,657778</text:p>
          </table:table-cell>
          <table:table-cell table:number-columns-repeated="2" office:value-type="float" office:value="0.666667" calcext:value-type="float">
            <text:p>0,666667</text:p>
          </table:table-cell>
          <table:table-cell office:value-type="float" office:value="0.824762" calcext:value-type="float">
            <text:p>0,824762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516063" calcext:value-type="float">
            <text:p>0,51606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61905" calcext:value-type="float">
            <text:p>0,161905</text:p>
          </table:table-cell>
          <table:table-cell office:value-type="float" office:value="0.321905" calcext:value-type="float">
            <text:p>0,321905</text:p>
          </table:table-cell>
          <table:table-cell table:number-columns-repeated="2" office:value-type="float" office:value="0.333333" calcext:value-type="float">
            <text:p>0,333333</text:p>
          </table:table-cell>
          <table:table-cell office:value-type="float" office:value="0.344762" calcext:value-type="float">
            <text:p>0,344762</text:p>
          </table:table-cell>
          <table:table-cell office:value-type="float" office:value="0.469206" calcext:value-type="float">
            <text:p>0,469206</text:p>
          </table:table-cell>
          <table:table-cell office:value-type="float" office:value="0.629841" calcext:value-type="float">
            <text:p>0,629841</text:p>
          </table:table-cell>
          <table:table-cell office:value-type="float" office:value="0.664762" calcext:value-type="float">
            <text:p>0,664762</text:p>
          </table:table-cell>
          <table:table-cell table:number-columns-repeated="2" office:value-type="float" office:value="0.666667" calcext:value-type="float">
            <text:p>0,666667</text:p>
          </table:table-cell>
          <table:table-cell office:value-type="float" office:value="0.843175" calcext:value-type="float">
            <text:p>0,843175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527365" calcext:value-type="float">
            <text:p>0,52736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94603" calcext:value-type="float">
            <text:p>0,294603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334603" calcext:value-type="float">
            <text:p>0,334603</text:p>
          </table:table-cell>
          <table:table-cell office:value-type="float" office:value="0.462222" calcext:value-type="float">
            <text:p>0,462222</text:p>
          </table:table-cell>
          <table:table-cell office:value-type="float" office:value="0.624127" calcext:value-type="float">
            <text:p>0,624127</text:p>
          </table:table-cell>
          <table:table-cell office:value-type="float" office:value="0.660317" calcext:value-type="float">
            <text:p>0,660317</text:p>
          </table:table-cell>
          <table:table-cell table:number-columns-repeated="2" office:value-type="float" office:value="0.666667" calcext:value-type="float">
            <text:p>0,666667</text:p>
          </table:table-cell>
          <table:table-cell office:value-type="float" office:value="0.669841" calcext:value-type="float">
            <text:p>0,669841</text:p>
          </table:table-cell>
          <table:table-cell office:value-type="float" office:value="0.906667" calcext:value-type="float">
            <text:p>0,906667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561905" calcext:value-type="float">
            <text:p>0,56190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.333333" calcext:value-type="float">
            <text:p>0,333333</text:p>
          </table:table-cell>
          <table:table-cell office:value-type="float" office:value="0.346667" calcext:value-type="float">
            <text:p>0,346667</text:p>
          </table:table-cell>
          <table:table-cell office:value-type="float" office:value="0.485079" calcext:value-type="float">
            <text:p>0,485079</text:p>
          </table:table-cell>
          <table:table-cell office:value-type="float" office:value="0.649524" calcext:value-type="float">
            <text:p>0,649524</text:p>
          </table:table-cell>
          <table:table-cell table:number-columns-repeated="3" office:value-type="float" office:value="0.666667" calcext:value-type="float">
            <text:p>0,666667</text:p>
          </table:table-cell>
          <table:table-cell office:value-type="float" office:value="0.686984" calcext:value-type="float">
            <text:p>0,686984</text:p>
          </table:table-cell>
          <table:table-cell office:value-type="float" office:value="0.932698" calcext:value-type="float">
            <text:p>0,932698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576762" calcext:value-type="float">
            <text:p>0,57676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.333333" calcext:value-type="float">
            <text:p>0,333333</text:p>
          </table:table-cell>
          <table:table-cell office:value-type="float" office:value="0.335238" calcext:value-type="float">
            <text:p>0,335238</text:p>
          </table:table-cell>
          <table:table-cell office:value-type="float" office:value="0.423492" calcext:value-type="float">
            <text:p>0,423492</text:p>
          </table:table-cell>
          <table:table-cell office:value-type="float" office:value="0.605079" calcext:value-type="float">
            <text:p>0,605079</text:p>
          </table:table-cell>
          <table:table-cell table:number-columns-repeated="3" office:value-type="float" office:value="0.666667" calcext:value-type="float">
            <text:p>0,666667</text:p>
          </table:table-cell>
          <table:table-cell office:value-type="float" office:value="0.744127" calcext:value-type="float">
            <text:p>0,744127</text:p>
          </table:table-cell>
          <table:table-cell office:value-type="float" office:value="0.933968" calcext:value-type="float">
            <text:p>0,933968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570857" calcext:value-type="float">
            <text:p>0,57085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52381" calcext:value-type="float">
            <text:p>0,152381</text:p>
          </table:table-cell>
          <table:table-cell office:value-type="float" office:value="0.32127" calcext:value-type="float">
            <text:p>0,32127</text:p>
          </table:table-cell>
          <table:table-cell office:value-type="float" office:value="0.340952" calcext:value-type="float">
            <text:p>0,340952</text:p>
          </table:table-cell>
          <table:table-cell office:value-type="float" office:value="0.485714" calcext:value-type="float">
            <text:p>0,485714</text:p>
          </table:table-cell>
          <table:table-cell office:value-type="float" office:value="0.623492" calcext:value-type="float">
            <text:p>0,623492</text:p>
          </table:table-cell>
          <table:table-cell office:value-type="float" office:value="0.664127" calcext:value-type="float">
            <text:p>0,664127</text:p>
          </table:table-cell>
          <table:table-cell table:number-columns-repeated="2" office:value-type="float" office:value="0.666667" calcext:value-type="float">
            <text:p>0,666667</text:p>
          </table:table-cell>
          <table:table-cell office:value-type="float" office:value="0.667937" calcext:value-type="float">
            <text:p>0,667937</text:p>
          </table:table-cell>
          <table:table-cell office:value-type="float" office:value="0.904127" calcext:value-type="float">
            <text:p>0,904127</text:p>
          </table:table-cell>
          <table:table-cell office:value-type="float" office:value="0.933968" calcext:value-type="float">
            <text:p>0,933968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627492" calcext:value-type="float">
            <text:p>0,62749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.333333" calcext:value-type="float">
            <text:p>0,333333</text:p>
          </table:table-cell>
          <table:table-cell office:value-type="float" office:value="0.339048" calcext:value-type="float">
            <text:p>0,339048</text:p>
          </table:table-cell>
          <table:table-cell office:value-type="float" office:value="0.494603" calcext:value-type="float">
            <text:p>0,494603</text:p>
          </table:table-cell>
          <table:table-cell office:value-type="float" office:value="0.649524" calcext:value-type="float">
            <text:p>0,649524</text:p>
          </table:table-cell>
          <table:table-cell table:number-columns-repeated="3" office:value-type="float" office:value="0.666667" calcext:value-type="float">
            <text:p>0,666667</text:p>
          </table:table-cell>
          <table:table-cell office:value-type="float" office:value="0.841905" calcext:value-type="float">
            <text:p>0,841905</text:p>
          </table:table-cell>
          <table:table-cell table:number-columns-repeated="3" office:value-type="float" office:value="0.933333" calcext:value-type="float">
            <text:p>0,933333</text:p>
          </table:table-cell>
          <table:table-cell office:value-type="float" office:value="0.652508" calcext:value-type="float">
            <text:p>0,65250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524" calcext:value-type="float">
            <text:p>0,009524</text:p>
          </table:table-cell>
          <table:table-cell office:value-type="float" office:value="0.311746" calcext:value-type="float">
            <text:p>0,311746</text:p>
          </table:table-cell>
          <table:table-cell office:value-type="float" office:value="0.353016" calcext:value-type="float">
            <text:p>0,353016</text:p>
          </table:table-cell>
          <table:table-cell office:value-type="float" office:value="0.574603" calcext:value-type="float">
            <text:p>0,574603</text:p>
          </table:table-cell>
          <table:table-cell office:value-type="float" office:value="0.653333" calcext:value-type="float">
            <text:p>0,653333</text:p>
          </table:table-cell>
          <table:table-cell table:number-columns-repeated="3" office:value-type="float" office:value="0.666667" calcext:value-type="float">
            <text:p>0,666667</text:p>
          </table:table-cell>
          <table:table-cell office:value-type="float" office:value="0.84381" calcext:value-type="float">
            <text:p>0,84381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33968" calcext:value-type="float">
            <text:p>0,933968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660381" calcext:value-type="float">
            <text:p>0,66038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334603" calcext:value-type="float">
            <text:p>0,334603</text:p>
          </table:table-cell>
          <table:table-cell office:value-type="float" office:value="0.44381" calcext:value-type="float">
            <text:p>0,44381</text:p>
          </table:table-cell>
          <table:table-cell office:value-type="float" office:value="0.630476" calcext:value-type="float">
            <text:p>0,630476</text:p>
          </table:table-cell>
          <table:table-cell office:value-type="float" office:value="0.665397" calcext:value-type="float">
            <text:p>0,665397</text:p>
          </table:table-cell>
          <table:table-cell table:number-columns-repeated="2" office:value-type="float" office:value="0.666667" calcext:value-type="float">
            <text:p>0,666667</text:p>
          </table:table-cell>
          <table:table-cell office:value-type="float" office:value="0.684444" calcext:value-type="float">
            <text:p>0,684444</text:p>
          </table:table-cell>
          <table:table-cell office:value-type="float" office:value="0.925714" calcext:value-type="float">
            <text:p>0,925714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35238" calcext:value-type="float">
            <text:p>0,935238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688635" calcext:value-type="float">
            <text:p>0,68863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353016" calcext:value-type="float">
            <text:p>0,353016</text:p>
          </table:table-cell>
          <table:table-cell office:value-type="float" office:value="0.546032" calcext:value-type="float">
            <text:p>0,546032</text:p>
          </table:table-cell>
          <table:table-cell office:value-type="float" office:value="0.64254" calcext:value-type="float">
            <text:p>0,64254</text:p>
          </table:table-cell>
          <table:table-cell table:number-columns-repeated="2" office:value-type="float" office:value="0.666667" calcext:value-type="float">
            <text:p>0,666667</text:p>
          </table:table-cell>
          <table:table-cell office:value-type="float" office:value="0.75746" calcext:value-type="float">
            <text:p>0,75746</text:p>
          </table:table-cell>
          <table:table-cell office:value-type="float" office:value="0.929524" calcext:value-type="float">
            <text:p>0,929524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36508" calcext:value-type="float">
            <text:p>0,936508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736508" calcext:value-type="float">
            <text:p>0,73650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346667" calcext:value-type="float">
            <text:p>0,346667</text:p>
          </table:table-cell>
          <table:table-cell office:value-type="float" office:value="0.547937" calcext:value-type="float">
            <text:p>0,547937</text:p>
          </table:table-cell>
          <table:table-cell office:value-type="float" office:value="0.645714" calcext:value-type="float">
            <text:p>0,645714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78095" calcext:value-type="float">
            <text:p>0,678095</text:p>
          </table:table-cell>
          <table:table-cell office:value-type="float" office:value="0.868571" calcext:value-type="float">
            <text:p>0,868571</text:p>
          </table:table-cell>
          <table:table-cell table:number-columns-repeated="3" office:value-type="float" office:value="0.933333" calcext:value-type="float">
            <text:p>0,933333</text:p>
          </table:table-cell>
          <table:table-cell office:value-type="float" office:value="0.935873" calcext:value-type="float">
            <text:p>0,935873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748952" calcext:value-type="float">
            <text:p>0,74895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366349" calcext:value-type="float">
            <text:p>0,366349</text:p>
          </table:table-cell>
          <table:table-cell office:value-type="float" office:value="0.592381" calcext:value-type="float">
            <text:p>0,592381</text:p>
          </table:table-cell>
          <table:table-cell table:number-columns-repeated="2" office:value-type="float" office:value="0.666667" calcext:value-type="float">
            <text:p>0,666667</text:p>
          </table:table-cell>
          <table:table-cell office:value-type="float" office:value="0.80254" calcext:value-type="float">
            <text:p>0,80254</text:p>
          </table:table-cell>
          <table:table-cell office:value-type="float" office:value="0.928254" calcext:value-type="float">
            <text:p>0,928254</text:p>
          </table:table-cell>
          <table:table-cell table:number-columns-repeated="3" office:value-type="float" office:value="0.933333" calcext:value-type="float">
            <text:p>0,933333</text:p>
          </table:table-cell>
          <table:table-cell office:value-type="float" office:value="0.940317" calcext:value-type="float">
            <text:p>0,940317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776317" calcext:value-type="float">
            <text:p>0,7763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448889" calcext:value-type="float">
            <text:p>0,448889</text:p>
          </table:table-cell>
          <table:table-cell office:value-type="float" office:value="0.665397" calcext:value-type="float">
            <text:p>0,665397</text:p>
          </table:table-cell>
          <table:table-cell office:value-type="float" office:value="0.694603" calcext:value-type="float">
            <text:p>0,694603</text:p>
          </table:table-cell>
          <table:table-cell office:value-type="float" office:value="0.808889" calcext:value-type="float">
            <text:p>0,808889</text:p>
          </table:table-cell>
          <table:table-cell office:value-type="float" office:value="0.919365" calcext:value-type="float">
            <text:p>0,919365</text:p>
          </table:table-cell>
          <table:table-cell table:number-columns-repeated="3" office:value-type="float" office:value="0.933333" calcext:value-type="float">
            <text:p>0,933333</text:p>
          </table:table-cell>
          <table:table-cell office:value-type="float" office:value="0.937143" calcext:value-type="float">
            <text:p>0,937143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821714" calcext:value-type="float">
            <text:p>0,82171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537778" calcext:value-type="float">
            <text:p>0,537778</text:p>
          </table:table-cell>
          <table:table-cell office:value-type="float" office:value="0.685714" calcext:value-type="float">
            <text:p>0,685714</text:p>
          </table:table-cell>
          <table:table-cell office:value-type="float" office:value="0.810159" calcext:value-type="float">
            <text:p>0,810159</text:p>
          </table:table-cell>
          <table:table-cell office:value-type="float" office:value="0.906667" calcext:value-type="float">
            <text:p>0,906667</text:p>
          </table:table-cell>
          <table:table-cell table:number-columns-repeated="4" office:value-type="float" office:value="0.933333" calcext:value-type="float">
            <text:p>0,933333</text:p>
          </table:table-cell>
          <table:table-cell office:value-type="float" office:value="0.938413" calcext:value-type="float">
            <text:p>0,938413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855492" calcext:value-type="float">
            <text:p>0,85549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583492" calcext:value-type="float">
            <text:p>0,583492</text:p>
          </table:table-cell>
          <table:table-cell office:value-type="float" office:value="0.760635" calcext:value-type="float">
            <text:p>0,760635</text:p>
          </table:table-cell>
          <table:table-cell office:value-type="float" office:value="0.827937" calcext:value-type="float">
            <text:p>0,827937</text:p>
          </table:table-cell>
          <table:table-cell office:value-type="float" office:value="0.91873" calcext:value-type="float">
            <text:p>0,91873</text:p>
          </table:table-cell>
          <table:table-cell table:number-columns-repeated="4" office:value-type="float" office:value="0.933333" calcext:value-type="float">
            <text:p>0,933333</text:p>
          </table:table-cell>
          <table:table-cell office:value-type="float" office:value="0.941587" calcext:value-type="float">
            <text:p>0,941587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870857" calcext:value-type="float">
            <text:p>0,87085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61905" calcext:value-type="float">
            <text:p>0,361905</text:p>
          </table:table-cell>
          <table:table-cell office:value-type="float" office:value="0.647619" calcext:value-type="float">
            <text:p>0,647619</text:p>
          </table:table-cell>
          <table:table-cell office:value-type="float" office:value="0.820317" calcext:value-type="float">
            <text:p>0,820317</text:p>
          </table:table-cell>
          <table:table-cell office:value-type="float" office:value="0.907302" calcext:value-type="float">
            <text:p>0,907302</text:p>
          </table:table-cell>
          <table:table-cell office:value-type="float" office:value="0.930159" calcext:value-type="float">
            <text:p>0,930159</text:p>
          </table:table-cell>
          <table:table-cell table:number-columns-repeated="3" office:value-type="float" office:value="0.933333" calcext:value-type="float">
            <text:p>0,933333</text:p>
          </table:table-cell>
          <table:table-cell office:value-type="float" office:value="0.934603" calcext:value-type="float">
            <text:p>0,934603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892571" calcext:value-type="float">
            <text:p>0,89257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" calcext:value-type="float">
            <text:p>0,4</text:p>
          </table:table-cell>
          <table:table-cell office:value-type="float" office:value="0.725714" calcext:value-type="float">
            <text:p>0,725714</text:p>
          </table:table-cell>
          <table:table-cell office:value-type="float" office:value="0.868571" calcext:value-type="float">
            <text:p>0,868571</text:p>
          </table:table-cell>
          <table:table-cell office:value-type="float" office:value="0.920635" calcext:value-type="float">
            <text:p>0,920635</text:p>
          </table:table-cell>
          <table:table-cell table:number-columns-repeated="4" office:value-type="float" office:value="0.933333" calcext:value-type="float">
            <text:p>0,933333</text:p>
          </table:table-cell>
          <table:table-cell office:value-type="float" office:value="0.941587" calcext:value-type="float">
            <text:p>0,941587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07556" calcext:value-type="float">
            <text:p>0,90755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47937" calcext:value-type="float">
            <text:p>0,747937</text:p>
          </table:table-cell>
          <table:table-cell office:value-type="float" office:value="0.849524" calcext:value-type="float">
            <text:p>0,849524</text:p>
          </table:table-cell>
          <table:table-cell office:value-type="float" office:value="0.924444" calcext:value-type="float">
            <text:p>0,924444</text:p>
          </table:table-cell>
          <table:table-cell table:number-columns-repeated="4" office:value-type="float" office:value="0.933333" calcext:value-type="float">
            <text:p>0,933333</text:p>
          </table:table-cell>
          <table:table-cell office:value-type="float" office:value="0.941587" calcext:value-type="float">
            <text:p>0,941587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08254" calcext:value-type="float">
            <text:p>0,90825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72698" calcext:value-type="float">
            <text:p>0,772698</text:p>
          </table:table-cell>
          <table:table-cell office:value-type="float" office:value="0.887619" calcext:value-type="float">
            <text:p>0,887619</text:p>
          </table:table-cell>
          <table:table-cell office:value-type="float" office:value="0.928254" calcext:value-type="float">
            <text:p>0,928254</text:p>
          </table:table-cell>
          <table:table-cell table:number-columns-repeated="4" office:value-type="float" office:value="0.933333" calcext:value-type="float">
            <text:p>0,933333</text:p>
          </table:table-cell>
          <table:table-cell office:value-type="float" office:value="0.937778" calcext:value-type="float">
            <text:p>0,937778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1454" calcext:value-type="float">
            <text:p>0,9145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" calcext:value-type="float">
            <text:p>0,4</text:p>
          </table:table-cell>
          <table:table-cell office:value-type="float" office:value="0.751746" calcext:value-type="float">
            <text:p>0,751746</text:p>
          </table:table-cell>
          <table:table-cell office:value-type="float" office:value="0.911111" calcext:value-type="float">
            <text:p>0,911111</text:p>
          </table:table-cell>
          <table:table-cell office:value-type="float" office:value="0.928889" calcext:value-type="float">
            <text:p>0,928889</text:p>
          </table:table-cell>
          <table:table-cell table:number-columns-repeated="4" office:value-type="float" office:value="0.933333" calcext:value-type="float">
            <text:p>0,933333</text:p>
          </table:table-cell>
          <table:table-cell office:value-type="float" office:value="0.942222" calcext:value-type="float">
            <text:p>0,942222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15302" calcext:value-type="float">
            <text:p>0,91530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55556" calcext:value-type="float">
            <text:p>0,755556</text:p>
          </table:table-cell>
          <table:table-cell office:value-type="float" office:value="0.920635" calcext:value-type="float">
            <text:p>0,920635</text:p>
          </table:table-cell>
          <table:table-cell office:value-type="float" office:value="0.932698" calcext:value-type="float">
            <text:p>0,932698</text:p>
          </table:table-cell>
          <table:table-cell table:number-columns-repeated="4" office:value-type="float" office:value="0.933333" calcext:value-type="float">
            <text:p>0,933333</text:p>
          </table:table-cell>
          <table:table-cell office:value-type="float" office:value="0.940952" calcext:value-type="float">
            <text:p>0,940952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16889" calcext:value-type="float">
            <text:p>0,91688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42857" calcext:value-type="float">
            <text:p>0,742857</text:p>
          </table:table-cell>
          <table:table-cell office:value-type="float" office:value="0.923175" calcext:value-type="float">
            <text:p>0,923175</text:p>
          </table:table-cell>
          <table:table-cell table:number-columns-repeated="5" office:value-type="float" office:value="0.933333" calcext:value-type="float">
            <text:p>0,933333</text:p>
          </table:table-cell>
          <table:table-cell office:value-type="float" office:value="0.939048" calcext:value-type="float">
            <text:p>0,939048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15746" calcext:value-type="float">
            <text:p>0,91574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70794" calcext:value-type="float">
            <text:p>0,770794</text:p>
          </table:table-cell>
          <table:table-cell office:value-type="float" office:value="0.906667" calcext:value-type="float">
            <text:p>0,906667</text:p>
          </table:table-cell>
          <table:table-cell table:number-columns-repeated="5" office:value-type="float" office:value="0.933333" calcext:value-type="float">
            <text:p>0,933333</text:p>
          </table:table-cell>
          <table:table-cell office:value-type="float" office:value="0.942222" calcext:value-type="float">
            <text:p>0,942222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17206" calcext:value-type="float">
            <text:p>0,91720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" calcext:value-type="float">
            <text:p>0,6</text:p>
          </table:table-cell>
          <table:table-cell office:value-type="float" office:value="0.767619" calcext:value-type="float">
            <text:p>0,767619</text:p>
          </table:table-cell>
          <table:table-cell office:value-type="float" office:value="0.911111" calcext:value-type="float">
            <text:p>0,911111</text:p>
          </table:table-cell>
          <table:table-cell table:number-columns-repeated="5" office:value-type="float" office:value="0.933333" calcext:value-type="float">
            <text:p>0,933333</text:p>
          </table:table-cell>
          <table:table-cell office:value-type="float" office:value="0.936508" calcext:value-type="float">
            <text:p>0,936508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16762" calcext:value-type="float">
            <text:p>0,91676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28889" calcext:value-type="float">
            <text:p>0,928889</text:p>
          </table:table-cell>
          <table:table-cell table:number-columns-repeated="5" office:value-type="float" office:value="0.933333" calcext:value-type="float">
            <text:p>0,933333</text:p>
          </table:table-cell>
          <table:table-cell office:value-type="float" office:value="0.941587" calcext:value-type="float">
            <text:p>0,941587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2019" calcext:value-type="float">
            <text:p>0,9201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" calcext:value-type="float">
            <text:p>0,6</text:p>
          </table:table-cell>
          <table:table-cell office:value-type="float" office:value="0.784762" calcext:value-type="float">
            <text:p>0,784762</text:p>
          </table:table-cell>
          <table:table-cell table:number-columns-repeated="5" office:value-type="float" office:value="0.933333" calcext:value-type="float">
            <text:p>0,933333</text:p>
          </table:table-cell>
          <table:table-cell office:value-type="float" office:value="0.933968" calcext:value-type="float">
            <text:p>0,933968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21397" calcext:value-type="float">
            <text:p>0,92139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09524" calcext:value-type="float">
            <text:p>0,809524</text:p>
          </table:table-cell>
          <table:table-cell office:value-type="float" office:value="0.893968" calcext:value-type="float">
            <text:p>0,893968</text:p>
          </table:table-cell>
          <table:table-cell table:number-columns-repeated="5" office:value-type="float" office:value="0.933333" calcext:value-type="float">
            <text:p>0,933333</text:p>
          </table:table-cell>
          <table:table-cell office:value-type="float" office:value="0.936508" calcext:value-type="float">
            <text:p>0,936508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32571" calcext:value-type="float">
            <text:p>0,93257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65397" calcext:value-type="float">
            <text:p>0,865397</text:p>
          </table:table-cell>
          <table:table-cell table:number-columns-repeated="5" office:value-type="float" office:value="0.933333" calcext:value-type="float">
            <text:p>0,933333</text:p>
          </table:table-cell>
          <table:table-cell office:value-type="float" office:value="0.940317" calcext:value-type="float">
            <text:p>0,940317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30095" calcext:value-type="float">
            <text:p>0,93009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12698" calcext:value-type="float">
            <text:p>0,812698</text:p>
          </table:table-cell>
          <table:table-cell table:number-columns-repeated="5" office:value-type="float" office:value="0.933333" calcext:value-type="float">
            <text:p>0,933333</text:p>
          </table:table-cell>
          <table:table-cell office:value-type="float" office:value="0.941587" calcext:value-type="float">
            <text:p>0,941587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24952" calcext:value-type="float">
            <text:p>0,92495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57778" calcext:value-type="float">
            <text:p>0,857778</text:p>
          </table:table-cell>
          <table:table-cell table:number-columns-repeated="5" office:value-type="float" office:value="0.933333" calcext:value-type="float">
            <text:p>0,933333</text:p>
          </table:table-cell>
          <table:table-cell office:value-type="float" office:value="0.940317" calcext:value-type="float">
            <text:p>0,940317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29333" calcext:value-type="float">
            <text:p>0,92933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4381" calcext:value-type="float">
            <text:p>0,84381</text:p>
          </table:table-cell>
          <table:table-cell table:number-columns-repeated="5" office:value-type="float" office:value="0.933333" calcext:value-type="float">
            <text:p>0,933333</text:p>
          </table:table-cell>
          <table:table-cell office:value-type="float" office:value="0.936508" calcext:value-type="float">
            <text:p>0,936508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27556" calcext:value-type="float">
            <text:p>0,92755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42857" calcext:value-type="float">
            <text:p>0,342857</text:p>
          </table:table-cell>
          <table:table-cell office:value-type="float" office:value="0.788571" calcext:value-type="float">
            <text:p>0,788571</text:p>
          </table:table-cell>
          <table:table-cell table:number-columns-repeated="5" office:value-type="float" office:value="0.933333" calcext:value-type="float">
            <text:p>0,933333</text:p>
          </table:table-cell>
          <table:table-cell office:value-type="float" office:value="0.935873" calcext:value-type="float">
            <text:p>0,935873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21968" calcext:value-type="float">
            <text:p>0,92196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53333" calcext:value-type="float">
            <text:p>0,853333</text:p>
          </table:table-cell>
          <table:table-cell table:number-columns-repeated="4" office:value-type="float" office:value="0.933333" calcext:value-type="float">
            <text:p>0,933333</text:p>
          </table:table-cell>
          <table:table-cell office:value-type="float" office:value="0.934603" calcext:value-type="float">
            <text:p>0,934603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2927" calcext:value-type="float">
            <text:p>0,92927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84762" calcext:value-type="float">
            <text:p>0,784762</text:p>
          </table:table-cell>
          <table:table-cell table:number-columns-repeated="4" office:value-type="float" office:value="0.933333" calcext:value-type="float">
            <text:p>0,933333</text:p>
          </table:table-cell>
          <table:table-cell office:value-type="float" office:value="0.934603" calcext:value-type="float">
            <text:p>0,934603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22413" calcext:value-type="float">
            <text:p>0,92241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66984" calcext:value-type="float">
            <text:p>0,766984</text:p>
          </table:table-cell>
          <table:table-cell table:number-columns-repeated="4" office:value-type="float" office:value="0.933333" calcext:value-type="float">
            <text:p>0,933333</text:p>
          </table:table-cell>
          <table:table-cell office:value-type="float" office:value="0.937778" calcext:value-type="float">
            <text:p>0,937778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20952" calcext:value-type="float">
            <text:p>0,92095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30794" calcext:value-type="float">
            <text:p>0,730794</text:p>
          </table:table-cell>
          <table:table-cell table:number-columns-repeated="4" office:value-type="float" office:value="0.933333" calcext:value-type="float">
            <text:p>0,933333</text:p>
          </table:table-cell>
          <table:table-cell office:value-type="float" office:value="0.941587" calcext:value-type="float">
            <text:p>0,941587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17714" calcext:value-type="float">
            <text:p>0,91771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" calcext:value-type="float">
            <text:p>0,6</text:p>
          </table:table-cell>
          <table:table-cell office:value-type="float" office:value="0.83746" calcext:value-type="float">
            <text:p>0,83746</text:p>
          </table:table-cell>
          <table:table-cell table:number-columns-repeated="3" office:value-type="float" office:value="0.933333" calcext:value-type="float">
            <text:p>0,933333</text:p>
          </table:table-cell>
          <table:table-cell office:value-type="float" office:value="0.939048" calcext:value-type="float">
            <text:p>0,939048</text:p>
          </table:table-cell>
          <table:table-cell table:number-columns-repeated="6" office:value-type="float" office:value="0.942857" calcext:value-type="float">
            <text:p>0,942857</text:p>
          </table:table-cell>
          <table:table-cell office:value-type="float" office:value="0.929079" calcext:value-type="float">
            <text:p>0,92907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791746" calcext:value-type="float">
            <text:p>0,791746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34603" calcext:value-type="float">
            <text:p>0,934603</text:p>
          </table:table-cell>
          <table:table-cell table:number-columns-repeated="7" office:value-type="float" office:value="0.942857" calcext:value-type="float">
            <text:p>0,942857</text:p>
          </table:table-cell>
          <table:table-cell office:value-type="float" office:value="0.925016" calcext:value-type="float">
            <text:p>0,92501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810159" calcext:value-type="float">
            <text:p>0,810159</text:p>
          </table:table-cell>
          <table:table-cell table:number-columns-repeated="3" office:value-type="float" office:value="0.933333" calcext:value-type="float">
            <text:p>0,933333</text:p>
          </table:table-cell>
          <table:table-cell office:value-type="float" office:value="0.940952" calcext:value-type="float">
            <text:p>0,940952</text:p>
          </table:table-cell>
          <table:table-cell table:number-columns-repeated="6" office:value-type="float" office:value="0.942857" calcext:value-type="float">
            <text:p>0,942857</text:p>
          </table:table-cell>
          <table:table-cell office:value-type="float" office:value="0.92654" calcext:value-type="float">
            <text:p>0,9265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906032" calcext:value-type="float">
            <text:p>0,906032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37143" calcext:value-type="float">
            <text:p>0,937143</text:p>
          </table:table-cell>
          <table:table-cell table:number-columns-repeated="7" office:value-type="float" office:value="0.942857" calcext:value-type="float">
            <text:p>0,942857</text:p>
          </table:table-cell>
          <table:table-cell office:value-type="float" office:value="0.936698" calcext:value-type="float">
            <text:p>0,93669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41905" calcext:value-type="float">
            <text:p>0,841905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37143" calcext:value-type="float">
            <text:p>0,937143</text:p>
          </table:table-cell>
          <table:table-cell table:number-columns-repeated="7" office:value-type="float" office:value="0.942857" calcext:value-type="float">
            <text:p>0,942857</text:p>
          </table:table-cell>
          <table:table-cell office:value-type="float" office:value="0.930286" calcext:value-type="float">
            <text:p>0,930286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27937" calcext:value-type="float">
            <text:p>0,827937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36508" calcext:value-type="float">
            <text:p>0,936508</text:p>
          </table:table-cell>
          <table:table-cell table:number-columns-repeated="7" office:value-type="float" office:value="0.942857" calcext:value-type="float">
            <text:p>0,942857</text:p>
          </table:table-cell>
          <table:table-cell office:value-type="float" office:value="0.928825" calcext:value-type="float">
            <text:p>0,92882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50794" calcext:value-type="float">
            <text:p>0,850794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37778" calcext:value-type="float">
            <text:p>0,937778</text:p>
          </table:table-cell>
          <table:table-cell table:number-columns-repeated="7" office:value-type="float" office:value="0.942857" calcext:value-type="float">
            <text:p>0,942857</text:p>
          </table:table-cell>
          <table:table-cell office:value-type="float" office:value="0.931238" calcext:value-type="float">
            <text:p>0,93123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84127" calcext:value-type="float">
            <text:p>0,784127</text:p>
          </table:table-cell>
          <table:table-cell table:number-columns-repeated="3" office:value-type="float" office:value="0.933333" calcext:value-type="float">
            <text:p>0,933333</text:p>
          </table:table-cell>
          <table:table-cell office:value-type="float" office:value="0.942222" calcext:value-type="float">
            <text:p>0,942222</text:p>
          </table:table-cell>
          <table:table-cell table:number-columns-repeated="6" office:value-type="float" office:value="0.942857" calcext:value-type="float">
            <text:p>0,942857</text:p>
          </table:table-cell>
          <table:table-cell office:value-type="float" office:value="0.924063" calcext:value-type="float">
            <text:p>0,92406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26032" calcext:value-type="float">
            <text:p>0,826032</text:p>
          </table:table-cell>
          <table:table-cell table:number-columns-repeated="3" office:value-type="float" office:value="0.933333" calcext:value-type="float">
            <text:p>0,933333</text:p>
          </table:table-cell>
          <table:table-cell office:value-type="float" office:value="0.940317" calcext:value-type="float">
            <text:p>0,940317</text:p>
          </table:table-cell>
          <table:table-cell table:number-columns-repeated="6" office:value-type="float" office:value="0.942857" calcext:value-type="float">
            <text:p>0,942857</text:p>
          </table:table-cell>
          <table:table-cell office:value-type="float" office:value="0.928063" calcext:value-type="float">
            <text:p>0,92806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64762" calcext:value-type="float">
            <text:p>0,864762</text:p>
          </table:table-cell>
          <table:table-cell table:number-columns-repeated="4" office:value-type="float" office:value="0.933333" calcext:value-type="float">
            <text:p>0,933333</text:p>
          </table:table-cell>
          <table:table-cell office:value-type="float" office:value="0.937778" calcext:value-type="float">
            <text:p>0,937778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3073" calcext:value-type="float">
            <text:p>0,9307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27302" calcext:value-type="float">
            <text:p>0,827302</text:p>
          </table:table-cell>
          <table:table-cell table:number-columns-repeated="4" office:value-type="float" office:value="0.933333" calcext:value-type="float">
            <text:p>0,933333</text:p>
          </table:table-cell>
          <table:table-cell office:value-type="float" office:value="0.940952" calcext:value-type="float">
            <text:p>0,940952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27302" calcext:value-type="float">
            <text:p>0,92730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21905" calcext:value-type="float">
            <text:p>0,721905</text:p>
          </table:table-cell>
          <table:table-cell table:number-columns-repeated="4" office:value-type="float" office:value="0.933333" calcext:value-type="float">
            <text:p>0,933333</text:p>
          </table:table-cell>
          <table:table-cell office:value-type="float" office:value="0.937778" calcext:value-type="float">
            <text:p>0,937778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16444" calcext:value-type="float">
            <text:p>0,91644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41905" calcext:value-type="float">
            <text:p>0,641905</text:p>
          </table:table-cell>
          <table:table-cell table:number-columns-repeated="4" office:value-type="float" office:value="0.933333" calcext:value-type="float">
            <text:p>0,933333</text:p>
          </table:table-cell>
          <table:table-cell office:value-type="float" office:value="0.941587" calcext:value-type="float">
            <text:p>0,941587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08825" calcext:value-type="float">
            <text:p>0,90882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91111" calcext:value-type="float">
            <text:p>0,791111</text:p>
          </table:table-cell>
          <table:table-cell table:number-columns-repeated="3" office:value-type="float" office:value="0.933333" calcext:value-type="float">
            <text:p>0,933333</text:p>
          </table:table-cell>
          <table:table-cell office:value-type="float" office:value="0.937143" calcext:value-type="float">
            <text:p>0,937143</text:p>
          </table:table-cell>
          <table:table-cell table:number-columns-repeated="6" office:value-type="float" office:value="0.942857" calcext:value-type="float">
            <text:p>0,942857</text:p>
          </table:table-cell>
          <table:table-cell office:value-type="float" office:value="0.924254" calcext:value-type="float">
            <text:p>0,92425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46667" calcext:value-type="float">
            <text:p>0,746667</text:p>
          </table:table-cell>
          <table:table-cell table:number-columns-repeated="3" office:value-type="float" office:value="0.933333" calcext:value-type="float">
            <text:p>0,933333</text:p>
          </table:table-cell>
          <table:table-cell table:number-columns-repeated="7" office:value-type="float" office:value="0.942857" calcext:value-type="float">
            <text:p>0,942857</text:p>
          </table:table-cell>
          <table:table-cell office:value-type="float" office:value="0.920381" calcext:value-type="float">
            <text:p>0,92038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84127" calcext:value-type="float">
            <text:p>0,784127</text:p>
          </table:table-cell>
          <table:table-cell table:number-columns-repeated="3" office:value-type="float" office:value="0.933333" calcext:value-type="float">
            <text:p>0,933333</text:p>
          </table:table-cell>
          <table:table-cell office:value-type="float" office:value="0.941587" calcext:value-type="float">
            <text:p>0,941587</text:p>
          </table:table-cell>
          <table:table-cell table:number-columns-repeated="6" office:value-type="float" office:value="0.942857" calcext:value-type="float">
            <text:p>0,942857</text:p>
          </table:table-cell>
          <table:table-cell office:value-type="float" office:value="0.924" calcext:value-type="float">
            <text:p>0,92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43492" calcext:value-type="float">
            <text:p>0,743492</text:p>
          </table:table-cell>
          <table:table-cell office:value-type="float" office:value="0.930794" calcext:value-type="float">
            <text:p>0,930794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39683" calcext:value-type="float">
            <text:p>0,939683</text:p>
          </table:table-cell>
          <table:table-cell table:number-columns-repeated="6" office:value-type="float" office:value="0.942857" calcext:value-type="float">
            <text:p>0,942857</text:p>
          </table:table-cell>
          <table:table-cell office:value-type="float" office:value="0.919492" calcext:value-type="float">
            <text:p>0,91949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75238" calcext:value-type="float">
            <text:p>0,775238</text:p>
          </table:table-cell>
          <table:table-cell office:value-type="float" office:value="0.928254" calcext:value-type="float">
            <text:p>0,928254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42222" calcext:value-type="float">
            <text:p>0,942222</text:p>
          </table:table-cell>
          <table:table-cell table:number-columns-repeated="6" office:value-type="float" office:value="0.942857" calcext:value-type="float">
            <text:p>0,942857</text:p>
          </table:table-cell>
          <table:table-cell office:value-type="float" office:value="0.922667" calcext:value-type="float">
            <text:p>0,92266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42857" calcext:value-type="float">
            <text:p>0,342857</text:p>
          </table:table-cell>
          <table:table-cell office:value-type="float" office:value="0.779048" calcext:value-type="float">
            <text:p>0,779048</text:p>
          </table:table-cell>
          <table:table-cell office:value-type="float" office:value="0.928254" calcext:value-type="float">
            <text:p>0,928254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40952" calcext:value-type="float">
            <text:p>0,940952</text:p>
          </table:table-cell>
          <table:table-cell table:number-columns-repeated="6" office:value-type="float" office:value="0.942857" calcext:value-type="float">
            <text:p>0,942857</text:p>
          </table:table-cell>
          <table:table-cell office:value-type="float" office:value="0.922921" calcext:value-type="float">
            <text:p>0,92292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64444" calcext:value-type="float">
            <text:p>0,764444</text:p>
          </table:table-cell>
          <table:table-cell office:value-type="float" office:value="0.913016" calcext:value-type="float">
            <text:p>0,913016</text:p>
          </table:table-cell>
          <table:table-cell table:number-columns-repeated="3" office:value-type="float" office:value="0.933333" calcext:value-type="float">
            <text:p>0,933333</text:p>
          </table:table-cell>
          <table:table-cell office:value-type="float" office:value="0.936508" calcext:value-type="float">
            <text:p>0,936508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1854" calcext:value-type="float">
            <text:p>0,91854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00635" calcext:value-type="float">
            <text:p>0,800635</text:p>
          </table:table-cell>
          <table:table-cell table:number-columns-repeated="4" office:value-type="float" office:value="0.933333" calcext:value-type="float">
            <text:p>0,933333</text:p>
          </table:table-cell>
          <table:table-cell office:value-type="float" office:value="0.940952" calcext:value-type="float">
            <text:p>0,940952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24635" calcext:value-type="float">
            <text:p>0,92463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87302" calcext:value-type="float">
            <text:p>0,787302</text:p>
          </table:table-cell>
          <table:table-cell table:number-columns-repeated="3" office:value-type="float" office:value="0.933333" calcext:value-type="float">
            <text:p>0,933333</text:p>
          </table:table-cell>
          <table:table-cell office:value-type="float" office:value="0.940952" calcext:value-type="float">
            <text:p>0,940952</text:p>
          </table:table-cell>
          <table:table-cell table:number-columns-repeated="6" office:value-type="float" office:value="0.942857" calcext:value-type="float">
            <text:p>0,942857</text:p>
          </table:table-cell>
          <table:table-cell office:value-type="float" office:value="0.924254" calcext:value-type="float">
            <text:p>0,92425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93016" calcext:value-type="float">
            <text:p>0,793016</text:p>
          </table:table-cell>
          <table:table-cell office:value-type="float" office:value="0.925714" calcext:value-type="float">
            <text:p>0,925714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37143" calcext:value-type="float">
            <text:p>0,937143</text:p>
          </table:table-cell>
          <table:table-cell table:number-columns-repeated="7" office:value-type="float" office:value="0.942857" calcext:value-type="float">
            <text:p>0,942857</text:p>
          </table:table-cell>
          <table:table-cell office:value-type="float" office:value="0.924635" calcext:value-type="float">
            <text:p>0,92463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04762" calcext:value-type="float">
            <text:p>0,704762</text:p>
          </table:table-cell>
          <table:table-cell office:value-type="float" office:value="0.910476" calcext:value-type="float">
            <text:p>0,910476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40317" calcext:value-type="float">
            <text:p>0,940317</text:p>
          </table:table-cell>
          <table:table-cell table:number-columns-repeated="7" office:value-type="float" office:value="0.942857" calcext:value-type="float">
            <text:p>0,942857</text:p>
          </table:table-cell>
          <table:table-cell office:value-type="float" office:value="0.914603" calcext:value-type="float">
            <text:p>0,914603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44762" calcext:value-type="float">
            <text:p>0,744762</text:p>
          </table:table-cell>
          <table:table-cell office:value-type="float" office:value="0.920635" calcext:value-type="float">
            <text:p>0,920635</text:p>
          </table:table-cell>
          <table:table-cell office:value-type="float" office:value="0.939048" calcext:value-type="float">
            <text:p>0,939048</text:p>
          </table:table-cell>
          <table:table-cell table:number-columns-repeated="8" office:value-type="float" office:value="0.942857" calcext:value-type="float">
            <text:p>0,942857</text:p>
          </table:table-cell>
          <table:table-cell office:value-type="float" office:value="0.920444" calcext:value-type="float">
            <text:p>0,920444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" calcext:value-type="float">
            <text:p>0,6</text:p>
          </table:table-cell>
          <table:table-cell office:value-type="float" office:value="0.736508" calcext:value-type="float">
            <text:p>0,736508</text:p>
          </table:table-cell>
          <table:table-cell office:value-type="float" office:value="0.910476" calcext:value-type="float">
            <text:p>0,910476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41587" calcext:value-type="float">
            <text:p>0,941587</text:p>
          </table:table-cell>
          <table:table-cell table:number-columns-repeated="7" office:value-type="float" office:value="0.942857" calcext:value-type="float">
            <text:p>0,942857</text:p>
          </table:table-cell>
          <table:table-cell office:value-type="float" office:value="0.917905" calcext:value-type="float">
            <text:p>0,91790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" calcext:value-type="float">
            <text:p>0,6</text:p>
          </table:table-cell>
          <table:table-cell office:value-type="float" office:value="0.735238" calcext:value-type="float">
            <text:p>0,735238</text:p>
          </table:table-cell>
          <table:table-cell office:value-type="float" office:value="0.895238" calcext:value-type="float">
            <text:p>0,895238</text:p>
          </table:table-cell>
          <table:table-cell office:value-type="float" office:value="0.928254" calcext:value-type="float">
            <text:p>0,928254</text:p>
          </table:table-cell>
          <table:table-cell office:value-type="float" office:value="0.935238" calcext:value-type="float">
            <text:p>0,935238</text:p>
          </table:table-cell>
          <table:table-cell table:number-columns-repeated="7" office:value-type="float" office:value="0.942857" calcext:value-type="float">
            <text:p>0,942857</text:p>
          </table:table-cell>
          <table:table-cell office:value-type="float" office:value="0.915111" calcext:value-type="float">
            <text:p>0,915111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" calcext:value-type="float">
            <text:p>0,6</text:p>
          </table:table-cell>
          <table:table-cell office:value-type="float" office:value="0.701587" calcext:value-type="float">
            <text:p>0,701587</text:p>
          </table:table-cell>
          <table:table-cell office:value-type="float" office:value="0.897778" calcext:value-type="float">
            <text:p>0,897778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34603" calcext:value-type="float">
            <text:p>0,934603</text:p>
          </table:table-cell>
          <table:table-cell table:number-columns-repeated="7" office:value-type="float" office:value="0.942857" calcext:value-type="float">
            <text:p>0,942857</text:p>
          </table:table-cell>
          <table:table-cell office:value-type="float" office:value="0.912444" calcext:value-type="float">
            <text:p>0,91244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" calcext:value-type="float">
            <text:p>0,6</text:p>
          </table:table-cell>
          <table:table-cell office:value-type="float" office:value="0.733333" calcext:value-type="float">
            <text:p>0,733333</text:p>
          </table:table-cell>
          <table:table-cell office:value-type="float" office:value="0.910476" calcext:value-type="float">
            <text:p>0,910476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37143" calcext:value-type="float">
            <text:p>0,937143</text:p>
          </table:table-cell>
          <table:table-cell table:number-columns-repeated="7" office:value-type="float" office:value="0.942857" calcext:value-type="float">
            <text:p>0,942857</text:p>
          </table:table-cell>
          <table:table-cell office:value-type="float" office:value="0.917143" calcext:value-type="float">
            <text:p>0,917143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85079" calcext:value-type="float">
            <text:p>0,685079</text:p>
          </table:table-cell>
          <table:table-cell office:value-type="float" office:value="0.925714" calcext:value-type="float">
            <text:p>0,925714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37143" calcext:value-type="float">
            <text:p>0,937143</text:p>
          </table:table-cell>
          <table:table-cell table:number-columns-repeated="7" office:value-type="float" office:value="0.942857" calcext:value-type="float">
            <text:p>0,942857</text:p>
          </table:table-cell>
          <table:table-cell office:value-type="float" office:value="0.913841" calcext:value-type="float">
            <text:p>0,91384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54286" calcext:value-type="float">
            <text:p>0,754286</text:p>
          </table:table-cell>
          <table:table-cell office:value-type="float" office:value="0.930794" calcext:value-type="float">
            <text:p>0,930794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40317" calcext:value-type="float">
            <text:p>0,940317</text:p>
          </table:table-cell>
          <table:table-cell table:number-columns-repeated="7" office:value-type="float" office:value="0.942857" calcext:value-type="float">
            <text:p>0,942857</text:p>
          </table:table-cell>
          <table:table-cell office:value-type="float" office:value="0.921587" calcext:value-type="float">
            <text:p>0,921587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90476" calcext:value-type="float">
            <text:p>0,790476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39683" calcext:value-type="float">
            <text:p>0,939683</text:p>
          </table:table-cell>
          <table:table-cell table:number-columns-repeated="7" office:value-type="float" office:value="0.942857" calcext:value-type="float">
            <text:p>0,942857</text:p>
          </table:table-cell>
          <table:table-cell office:value-type="float" office:value="0.925397" calcext:value-type="float">
            <text:p>0,92539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1873" calcext:value-type="float">
            <text:p>0,71873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40952" calcext:value-type="float">
            <text:p>0,940952</text:p>
          </table:table-cell>
          <table:table-cell table:number-columns-repeated="7" office:value-type="float" office:value="0.942857" calcext:value-type="float">
            <text:p>0,942857</text:p>
          </table:table-cell>
          <table:table-cell office:value-type="float" office:value="0.918349" calcext:value-type="float">
            <text:p>0,918349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43175" calcext:value-type="float">
            <text:p>0,843175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35238" calcext:value-type="float">
            <text:p>0,935238</text:p>
          </table:table-cell>
          <table:table-cell table:number-columns-repeated="8" office:value-type="float" office:value="0.942857" calcext:value-type="float">
            <text:p>0,942857</text:p>
          </table:table-cell>
          <table:table-cell office:value-type="float" office:value="0.931175" calcext:value-type="float">
            <text:p>0,93117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37143" calcext:value-type="float">
            <text:p>0,737143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38413" calcext:value-type="float">
            <text:p>0,938413</text:p>
          </table:table-cell>
          <table:table-cell table:number-columns-repeated="7" office:value-type="float" office:value="0.942857" calcext:value-type="float">
            <text:p>0,942857</text:p>
          </table:table-cell>
          <table:table-cell office:value-type="float" office:value="0.919937" calcext:value-type="float">
            <text:p>0,91993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2254" calcext:value-type="float">
            <text:p>0,72254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35238" calcext:value-type="float">
            <text:p>0,935238</text:p>
          </table:table-cell>
          <table:table-cell table:number-columns-repeated="8" office:value-type="float" office:value="0.942857" calcext:value-type="float">
            <text:p>0,942857</text:p>
          </table:table-cell>
          <table:table-cell office:value-type="float" office:value="0.919111" calcext:value-type="float">
            <text:p>0,91911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58413" calcext:value-type="float">
            <text:p>0,858413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40317" calcext:value-type="float">
            <text:p>0,940317</text:p>
          </table:table-cell>
          <table:table-cell table:number-columns-repeated="8" office:value-type="float" office:value="0.942857" calcext:value-type="float">
            <text:p>0,942857</text:p>
          </table:table-cell>
          <table:table-cell office:value-type="float" office:value="0.933206" calcext:value-type="float">
            <text:p>0,93320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90476" calcext:value-type="float">
            <text:p>0,590476</text:p>
          </table:table-cell>
          <table:table-cell office:value-type="float" office:value="0.772698" calcext:value-type="float">
            <text:p>0,772698</text:p>
          </table:table-cell>
          <table:table-cell office:value-type="float" office:value="0.897143" calcext:value-type="float">
            <text:p>0,897143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39048" calcext:value-type="float">
            <text:p>0,939048</text:p>
          </table:table-cell>
          <table:table-cell table:number-columns-repeated="7" office:value-type="float" office:value="0.942857" calcext:value-type="float">
            <text:p>0,942857</text:p>
          </table:table-cell>
          <table:table-cell office:value-type="float" office:value="0.919937" calcext:value-type="float">
            <text:p>0,91993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" calcext:value-type="float">
            <text:p>0,6</text:p>
          </table:table-cell>
          <table:table-cell office:value-type="float" office:value="0.675556" calcext:value-type="float">
            <text:p>0,675556</text:p>
          </table:table-cell>
          <table:table-cell office:value-type="float" office:value="0.863492" calcext:value-type="float">
            <text:p>0,863492</text:p>
          </table:table-cell>
          <table:table-cell office:value-type="float" office:value="0.927619" calcext:value-type="float">
            <text:p>0,927619</text:p>
          </table:table-cell>
          <table:table-cell office:value-type="float" office:value="0.933333" calcext:value-type="float">
            <text:p>0,933333</text:p>
          </table:table-cell>
          <table:table-cell table:number-columns-repeated="7" office:value-type="float" office:value="0.942857" calcext:value-type="float">
            <text:p>0,942857</text:p>
          </table:table-cell>
          <table:table-cell office:value-type="float" office:value="0.905714" calcext:value-type="float">
            <text:p>0,90571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42857" calcext:value-type="float">
            <text:p>0,342857</text:p>
          </table:table-cell>
          <table:table-cell office:value-type="float" office:value="0.67619" calcext:value-type="float">
            <text:p>0,67619</text:p>
          </table:table-cell>
          <table:table-cell office:value-type="float" office:value="0.902857" calcext:value-type="float">
            <text:p>0,902857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42222" calcext:value-type="float">
            <text:p>0,942222</text:p>
          </table:table-cell>
          <table:table-cell table:number-columns-repeated="6" office:value-type="float" office:value="0.942857" calcext:value-type="float">
            <text:p>0,942857</text:p>
          </table:table-cell>
          <table:table-cell office:value-type="float" office:value="0.910222" calcext:value-type="float">
            <text:p>0,91022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04762" calcext:value-type="float">
            <text:p>0,504762</text:p>
          </table:table-cell>
          <table:table-cell office:value-type="float" office:value="0.726984" calcext:value-type="float">
            <text:p>0,726984</text:p>
          </table:table-cell>
          <table:table-cell office:value-type="float" office:value="0.900952" calcext:value-type="float">
            <text:p>0,900952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37143" calcext:value-type="float">
            <text:p>0,937143</text:p>
          </table:table-cell>
          <table:table-cell table:number-columns-repeated="7" office:value-type="float" office:value="0.942857" calcext:value-type="float">
            <text:p>0,942857</text:p>
          </table:table-cell>
          <table:table-cell office:value-type="float" office:value="0.915556" calcext:value-type="float">
            <text:p>0,915556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72254" calcext:value-type="float">
            <text:p>0,72254</text:p>
          </table:table-cell>
          <table:table-cell office:value-type="float" office:value="0.894603" calcext:value-type="float">
            <text:p>0,894603</text:p>
          </table:table-cell>
          <table:table-cell table:number-columns-repeated="3" office:value-type="float" office:value="0.933333" calcext:value-type="float">
            <text:p>0,933333</text:p>
          </table:table-cell>
          <table:table-cell office:value-type="float" office:value="0.941587" calcext:value-type="float">
            <text:p>0,941587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13016" calcext:value-type="float">
            <text:p>0,91301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71746" calcext:value-type="float">
            <text:p>0,671746</text:p>
          </table:table-cell>
          <table:table-cell office:value-type="float" office:value="0.885714" calcext:value-type="float">
            <text:p>0,885714</text:p>
          </table:table-cell>
          <table:table-cell office:value-type="float" office:value="0.932063" calcext:value-type="float">
            <text:p>0,932063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39048" calcext:value-type="float">
            <text:p>0,939048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06667" calcext:value-type="float">
            <text:p>0,906667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14603" calcext:value-type="float">
            <text:p>0,814603</text:p>
          </table:table-cell>
          <table:table-cell table:number-columns-repeated="4" office:value-type="float" office:value="0.933333" calcext:value-type="float">
            <text:p>0,933333</text:p>
          </table:table-cell>
          <table:table-cell office:value-type="float" office:value="0.940317" calcext:value-type="float">
            <text:p>0,940317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25968" calcext:value-type="float">
            <text:p>0,925968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813333" calcext:value-type="float">
            <text:p>0,813333</text:p>
          </table:table-cell>
          <table:table-cell table:number-columns-repeated="3" office:value-type="float" office:value="0.933333" calcext:value-type="float">
            <text:p>0,933333</text:p>
          </table:table-cell>
          <table:table-cell office:value-type="float" office:value="0.936508" calcext:value-type="float">
            <text:p>0,936508</text:p>
          </table:table-cell>
          <table:table-cell table:number-columns-repeated="6" office:value-type="float" office:value="0.942857" calcext:value-type="float">
            <text:p>0,942857</text:p>
          </table:table-cell>
          <table:table-cell office:value-type="float" office:value="0.926413" calcext:value-type="float">
            <text:p>0,926413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57143" calcext:value-type="float">
            <text:p>0,657143</text:p>
          </table:table-cell>
          <table:table-cell office:value-type="float" office:value="0.666032" calcext:value-type="float">
            <text:p>0,666032</text:p>
          </table:table-cell>
          <table:table-cell office:value-type="float" office:value="0.903492" calcext:value-type="float">
            <text:p>0,903492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40952" calcext:value-type="float">
            <text:p>0,940952</text:p>
          </table:table-cell>
          <table:table-cell table:number-columns-repeated="6" office:value-type="float" office:value="0.942857" calcext:value-type="float">
            <text:p>0,942857</text:p>
          </table:table-cell>
          <table:table-cell office:value-type="float" office:value="0.909143" calcext:value-type="float">
            <text:p>0,909143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43175" calcext:value-type="float">
            <text:p>0,643175</text:p>
          </table:table-cell>
          <table:table-cell office:value-type="float" office:value="0.895238" calcext:value-type="float">
            <text:p>0,895238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40952" calcext:value-type="float">
            <text:p>0,940952</text:p>
          </table:table-cell>
          <table:table-cell table:number-columns-repeated="6" office:value-type="float" office:value="0.942857" calcext:value-type="float">
            <text:p>0,942857</text:p>
          </table:table-cell>
          <table:table-cell office:value-type="float" office:value="0.906032" calcext:value-type="float">
            <text:p>0,90603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37778" calcext:value-type="float">
            <text:p>0,737778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35238" calcext:value-type="float">
            <text:p>0,935238</text:p>
          </table:table-cell>
          <table:table-cell table:number-columns-repeated="7" office:value-type="float" office:value="0.942857" calcext:value-type="float">
            <text:p>0,942857</text:p>
          </table:table-cell>
          <table:table-cell office:value-type="float" office:value="0.919683" calcext:value-type="float">
            <text:p>0,91968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50159" calcext:value-type="float">
            <text:p>0,850159</text:p>
          </table:table-cell>
          <table:table-cell table:number-columns-repeated="3" office:value-type="float" office:value="0.933333" calcext:value-type="float">
            <text:p>0,933333</text:p>
          </table:table-cell>
          <table:table-cell office:value-type="float" office:value="0.940952" calcext:value-type="float">
            <text:p>0,940952</text:p>
          </table:table-cell>
          <table:table-cell table:number-columns-repeated="6" office:value-type="float" office:value="0.942857" calcext:value-type="float">
            <text:p>0,942857</text:p>
          </table:table-cell>
          <table:table-cell office:value-type="float" office:value="0.93054" calcext:value-type="float">
            <text:p>0,93054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82857" calcext:value-type="float">
            <text:p>0,782857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35238" calcext:value-type="float">
            <text:p>0,935238</text:p>
          </table:table-cell>
          <table:table-cell table:number-columns-repeated="7" office:value-type="float" office:value="0.942857" calcext:value-type="float">
            <text:p>0,942857</text:p>
          </table:table-cell>
          <table:table-cell office:value-type="float" office:value="0.92419" calcext:value-type="float">
            <text:p>0,92419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770794" calcext:value-type="float">
            <text:p>0,770794</text:p>
          </table:table-cell>
          <table:table-cell table:number-columns-repeated="3" office:value-type="float" office:value="0.933333" calcext:value-type="float">
            <text:p>0,933333</text:p>
          </table:table-cell>
          <table:table-cell table:number-columns-repeated="7" office:value-type="float" office:value="0.942857" calcext:value-type="float">
            <text:p>0,942857</text:p>
          </table:table-cell>
          <table:table-cell office:value-type="float" office:value="0.922794" calcext:value-type="float">
            <text:p>0,92279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62222" calcext:value-type="float">
            <text:p>0,662222</text:p>
          </table:table-cell>
          <table:table-cell table:number-columns-repeated="3" office:value-type="float" office:value="0.933333" calcext:value-type="float">
            <text:p>0,933333</text:p>
          </table:table-cell>
          <table:table-cell office:value-type="float" office:value="0.936508" calcext:value-type="float">
            <text:p>0,936508</text:p>
          </table:table-cell>
          <table:table-cell table:number-columns-repeated="6" office:value-type="float" office:value="0.942857" calcext:value-type="float">
            <text:p>0,942857</text:p>
          </table:table-cell>
          <table:table-cell office:value-type="float" office:value="0.911302" calcext:value-type="float">
            <text:p>0,911302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4254" calcext:value-type="float">
            <text:p>0,64254</text:p>
          </table:table-cell>
          <table:table-cell table:number-columns-repeated="3" office:value-type="float" office:value="0.933333" calcext:value-type="float">
            <text:p>0,933333</text:p>
          </table:table-cell>
          <table:table-cell office:value-type="float" office:value="0.938413" calcext:value-type="float">
            <text:p>0,938413</text:p>
          </table:table-cell>
          <table:table-cell table:number-columns-repeated="6" office:value-type="float" office:value="0.942857" calcext:value-type="float">
            <text:p>0,942857</text:p>
          </table:table-cell>
          <table:table-cell office:value-type="float" office:value="0.909524" calcext:value-type="float">
            <text:p>0,90952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30476" calcext:value-type="float">
            <text:p>0,630476</text:p>
          </table:table-cell>
          <table:table-cell office:value-type="float" office:value="0.92127" calcext:value-type="float">
            <text:p>0,92127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37143" calcext:value-type="float">
            <text:p>0,937143</text:p>
          </table:table-cell>
          <table:table-cell table:number-columns-repeated="6" office:value-type="float" office:value="0.942857" calcext:value-type="float">
            <text:p>0,942857</text:p>
          </table:table-cell>
          <table:table-cell office:value-type="float" office:value="0.906984" calcext:value-type="float">
            <text:p>0,906984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" calcext:value-type="float">
            <text:p>0,6</text:p>
          </table:table-cell>
          <table:table-cell office:value-type="float" office:value="0.71619" calcext:value-type="float">
            <text:p>0,71619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35238" calcext:value-type="float">
            <text:p>0,935238</text:p>
          </table:table-cell>
          <table:table-cell table:number-columns-repeated="7" office:value-type="float" office:value="0.942857" calcext:value-type="float">
            <text:p>0,942857</text:p>
          </table:table-cell>
          <table:table-cell office:value-type="float" office:value="0.917524" calcext:value-type="float">
            <text:p>0,917524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90476" calcext:value-type="float">
            <text:p>0,590476</text:p>
          </table:table-cell>
          <table:table-cell office:value-type="float" office:value="0.768889" calcext:value-type="float">
            <text:p>0,768889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40317" calcext:value-type="float">
            <text:p>0,940317</text:p>
          </table:table-cell>
          <table:table-cell table:number-columns-repeated="7" office:value-type="float" office:value="0.942857" calcext:value-type="float">
            <text:p>0,942857</text:p>
          </table:table-cell>
          <table:table-cell office:value-type="float" office:value="0.923302" calcext:value-type="float">
            <text:p>0,923302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51746" calcext:value-type="float">
            <text:p>0,751746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36508" calcext:value-type="float">
            <text:p>0,936508</text:p>
          </table:table-cell>
          <table:table-cell table:number-columns-repeated="7" office:value-type="float" office:value="0.942857" calcext:value-type="float">
            <text:p>0,942857</text:p>
          </table:table-cell>
          <table:table-cell office:value-type="float" office:value="0.921206" calcext:value-type="float">
            <text:p>0,92120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08254" calcext:value-type="float">
            <text:p>0,808254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34603" calcext:value-type="float">
            <text:p>0,934603</text:p>
          </table:table-cell>
          <table:table-cell table:number-columns-repeated="7" office:value-type="float" office:value="0.942857" calcext:value-type="float">
            <text:p>0,942857</text:p>
          </table:table-cell>
          <table:table-cell office:value-type="float" office:value="0.926667" calcext:value-type="float">
            <text:p>0,92666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03175" calcext:value-type="float">
            <text:p>0,803175</text:p>
          </table:table-cell>
          <table:table-cell table:number-columns-repeated="3" office:value-type="float" office:value="0.933333" calcext:value-type="float">
            <text:p>0,933333</text:p>
          </table:table-cell>
          <table:table-cell table:number-columns-repeated="7" office:value-type="float" office:value="0.942857" calcext:value-type="float">
            <text:p>0,942857</text:p>
          </table:table-cell>
          <table:table-cell office:value-type="float" office:value="0.926032" calcext:value-type="float">
            <text:p>0,92603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85397" calcext:value-type="float">
            <text:p>0,785397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35873" calcext:value-type="float">
            <text:p>0,935873</text:p>
          </table:table-cell>
          <table:table-cell table:number-columns-repeated="7" office:value-type="float" office:value="0.942857" calcext:value-type="float">
            <text:p>0,942857</text:p>
          </table:table-cell>
          <table:table-cell office:value-type="float" office:value="0.924508" calcext:value-type="float">
            <text:p>0,924508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51111" calcext:value-type="float">
            <text:p>0,751111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40317" calcext:value-type="float">
            <text:p>0,940317</text:p>
          </table:table-cell>
          <table:table-cell table:number-columns-repeated="7" office:value-type="float" office:value="0.942857" calcext:value-type="float">
            <text:p>0,942857</text:p>
          </table:table-cell>
          <table:table-cell office:value-type="float" office:value="0.921524" calcext:value-type="float">
            <text:p>0,921524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39683" calcext:value-type="float">
            <text:p>0,739683</text:p>
          </table:table-cell>
          <table:table-cell table:number-columns-repeated="2" office:value-type="float" office:value="0.933333" calcext:value-type="float">
            <text:p>0,933333</text:p>
          </table:table-cell>
          <table:table-cell table:number-columns-repeated="8" office:value-type="float" office:value="0.942857" calcext:value-type="float">
            <text:p>0,942857</text:p>
          </table:table-cell>
          <table:table-cell office:value-type="float" office:value="0.920635" calcext:value-type="float">
            <text:p>0,920635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59683" calcext:value-type="float">
            <text:p>0,859683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34603" calcext:value-type="float">
            <text:p>0,934603</text:p>
          </table:table-cell>
          <table:table-cell table:number-columns-repeated="8" office:value-type="float" office:value="0.942857" calcext:value-type="float">
            <text:p>0,942857</text:p>
          </table:table-cell>
          <table:table-cell office:value-type="float" office:value="0.932762" calcext:value-type="float">
            <text:p>0,932762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42857" calcext:value-type="float">
            <text:p>0,342857</text:p>
          </table:table-cell>
          <table:table-cell office:value-type="float" office:value="0.763175" calcext:value-type="float">
            <text:p>0,763175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33968" calcext:value-type="float">
            <text:p>0,933968</text:p>
          </table:table-cell>
          <table:table-cell table:number-columns-repeated="8" office:value-type="float" office:value="0.942857" calcext:value-type="float">
            <text:p>0,942857</text:p>
          </table:table-cell>
          <table:table-cell office:value-type="float" office:value="0.923048" calcext:value-type="float">
            <text:p>0,92304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42857" calcext:value-type="float">
            <text:p>0,342857</text:p>
          </table:table-cell>
          <table:table-cell office:value-type="float" office:value="0.780952" calcext:value-type="float">
            <text:p>0,780952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34603" calcext:value-type="float">
            <text:p>0,934603</text:p>
          </table:table-cell>
          <table:table-cell table:number-columns-repeated="6" office:value-type="float" office:value="0.942857" calcext:value-type="float">
            <text:p>0,942857</text:p>
          </table:table-cell>
          <table:table-cell office:value-type="float" office:value="0.943492" calcext:value-type="float">
            <text:p>0,943492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24952" calcext:value-type="float">
            <text:p>0,92495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638095" calcext:value-type="float">
            <text:p>0,638095</text:p>
          </table:table-cell>
          <table:table-cell office:value-type="float" office:value="0.795556" calcext:value-type="float">
            <text:p>0,795556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35873" calcext:value-type="float">
            <text:p>0,935873</text:p>
          </table:table-cell>
          <table:table-cell table:number-columns-repeated="6" office:value-type="float" office:value="0.942857" calcext:value-type="float">
            <text:p>0,942857</text:p>
          </table:table-cell>
          <table:table-cell office:value-type="float" office:value="0.943492" calcext:value-type="float">
            <text:p>0,943492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2654" calcext:value-type="float">
            <text:p>0,92654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791746" calcext:value-type="float">
            <text:p>0,791746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35238" calcext:value-type="float">
            <text:p>0,935238</text:p>
          </table:table-cell>
          <table:table-cell table:number-columns-repeated="6" office:value-type="float" office:value="0.942857" calcext:value-type="float">
            <text:p>0,942857</text:p>
          </table:table-cell>
          <table:table-cell office:value-type="float" office:value="0.944762" calcext:value-type="float">
            <text:p>0,944762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26222" calcext:value-type="float">
            <text:p>0,926222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852698" calcext:value-type="float">
            <text:p>0,852698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42222" calcext:value-type="float">
            <text:p>0,942222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4762" calcext:value-type="float">
            <text:p>0,944762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2063" calcext:value-type="float">
            <text:p>0,93206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95873" calcext:value-type="float">
            <text:p>0,895873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35238" calcext:value-type="float">
            <text:p>0,935238</text:p>
          </table:table-cell>
          <table:table-cell table:number-columns-repeated="6" office:value-type="float" office:value="0.942857" calcext:value-type="float">
            <text:p>0,942857</text:p>
          </table:table-cell>
          <table:table-cell office:value-type="float" office:value="0.945397" calcext:value-type="float">
            <text:p>0,94539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6698" calcext:value-type="float">
            <text:p>0,936698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33333" calcext:value-type="float">
            <text:p>0,733333</text:p>
          </table:table-cell>
          <table:table-cell office:value-type="float" office:value="0.905397" calcext:value-type="float">
            <text:p>0,905397</text:p>
          </table:table-cell>
          <table:table-cell table:number-columns-repeated="3" office:value-type="float" office:value="0.933333" calcext:value-type="float">
            <text:p>0,933333</text:p>
          </table:table-cell>
          <table:table-cell office:value-type="float" office:value="0.942222" calcext:value-type="float">
            <text:p>0,942222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5397" calcext:value-type="float">
            <text:p>0,94539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6444" calcext:value-type="float">
            <text:p>0,936444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60317" calcext:value-type="float">
            <text:p>0,860317</text:p>
          </table:table-cell>
          <table:table-cell table:number-columns-repeated="3" office:value-type="float" office:value="0.933333" calcext:value-type="float">
            <text:p>0,933333</text:p>
          </table:table-cell>
          <table:table-cell office:value-type="float" office:value="0.938413" calcext:value-type="float">
            <text:p>0,938413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4127" calcext:value-type="float">
            <text:p>0,94412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1429" calcext:value-type="float">
            <text:p>0,931429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87302" calcext:value-type="float">
            <text:p>0,787302</text:p>
          </table:table-cell>
          <table:table-cell table:number-columns-repeated="3" office:value-type="float" office:value="0.933333" calcext:value-type="float">
            <text:p>0,933333</text:p>
          </table:table-cell>
          <table:table-cell office:value-type="float" office:value="0.939683" calcext:value-type="float">
            <text:p>0,939683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4127" calcext:value-type="float">
            <text:p>0,94412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24254" calcext:value-type="float">
            <text:p>0,924254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840635" calcext:value-type="float">
            <text:p>0,840635</text:p>
          </table:table-cell>
          <table:table-cell table:number-columns-repeated="3" office:value-type="float" office:value="0.933333" calcext:value-type="float">
            <text:p>0,933333</text:p>
          </table:table-cell>
          <table:table-cell office:value-type="float" office:value="0.940952" calcext:value-type="float">
            <text:p>0,940952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4127" calcext:value-type="float">
            <text:p>0,94412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29714" calcext:value-type="float">
            <text:p>0,92971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28571" calcext:value-type="float">
            <text:p>0,628571</text:p>
          </table:table-cell>
          <table:table-cell office:value-type="float" office:value="0.872381" calcext:value-type="float">
            <text:p>0,872381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40317" calcext:value-type="float">
            <text:p>0,940317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4127" calcext:value-type="float">
            <text:p>0,94412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3778" calcext:value-type="float">
            <text:p>0,933778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6" calcext:value-type="float">
            <text:p>0,6</text:p>
          </table:table-cell>
          <table:table-cell office:value-type="float" office:value="0.869841" calcext:value-type="float">
            <text:p>0,869841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35238" calcext:value-type="float">
            <text:p>0,935238</text:p>
          </table:table-cell>
          <table:table-cell table:number-columns-repeated="6" office:value-type="float" office:value="0.942857" calcext:value-type="float">
            <text:p>0,942857</text:p>
          </table:table-cell>
          <table:table-cell office:value-type="float" office:value="0.944762" calcext:value-type="float">
            <text:p>0,944762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4032" calcext:value-type="float">
            <text:p>0,93403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54603" calcext:value-type="float">
            <text:p>0,854603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35873" calcext:value-type="float">
            <text:p>0,935873</text:p>
          </table:table-cell>
          <table:table-cell table:number-columns-repeated="6" office:value-type="float" office:value="0.942857" calcext:value-type="float">
            <text:p>0,942857</text:p>
          </table:table-cell>
          <table:table-cell office:value-type="float" office:value="0.944127" calcext:value-type="float">
            <text:p>0,94412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2508" calcext:value-type="float">
            <text:p>0,932508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50794" calcext:value-type="float">
            <text:p>0,850794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36508" calcext:value-type="float">
            <text:p>0,936508</text:p>
          </table:table-cell>
          <table:table-cell table:number-columns-repeated="6" office:value-type="float" office:value="0.942857" calcext:value-type="float">
            <text:p>0,942857</text:p>
          </table:table-cell>
          <table:table-cell office:value-type="float" office:value="0.944127" calcext:value-type="float">
            <text:p>0,94412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219" calcext:value-type="float">
            <text:p>0,9321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2381" calcext:value-type="float">
            <text:p>0,92381</text:p>
          </table:table-cell>
          <table:table-cell office:value-type="float" office:value="0.929524" calcext:value-type="float">
            <text:p>0,929524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40952" calcext:value-type="float">
            <text:p>0,940952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4127" calcext:value-type="float">
            <text:p>0,94412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9556" calcext:value-type="float">
            <text:p>0,939556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90794" calcext:value-type="float">
            <text:p>0,890794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41587" calcext:value-type="float">
            <text:p>0,941587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4127" calcext:value-type="float">
            <text:p>0,94412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5746" calcext:value-type="float">
            <text:p>0,935746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836825" calcext:value-type="float">
            <text:p>0,836825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37143" calcext:value-type="float">
            <text:p>0,937143</text:p>
          </table:table-cell>
          <table:table-cell table:number-columns-repeated="6" office:value-type="float" office:value="0.942857" calcext:value-type="float">
            <text:p>0,942857</text:p>
          </table:table-cell>
          <table:table-cell office:value-type="float" office:value="0.944762" calcext:value-type="float">
            <text:p>0,944762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0921" calcext:value-type="float">
            <text:p>0,93092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88889" calcext:value-type="float">
            <text:p>0,888889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37143" calcext:value-type="float">
            <text:p>0,937143</text:p>
          </table:table-cell>
          <table:table-cell table:number-columns-repeated="6" office:value-type="float" office:value="0.942857" calcext:value-type="float">
            <text:p>0,942857</text:p>
          </table:table-cell>
          <table:table-cell office:value-type="float" office:value="0.945397" calcext:value-type="float">
            <text:p>0,94539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619" calcext:value-type="float">
            <text:p>0,93619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628571" calcext:value-type="float">
            <text:p>0,628571</text:p>
          </table:table-cell>
          <table:table-cell office:value-type="float" office:value="0.79746" calcext:value-type="float">
            <text:p>0,79746</text:p>
          </table:table-cell>
          <table:table-cell office:value-type="float" office:value="0.932698" calcext:value-type="float">
            <text:p>0,932698</text:p>
          </table:table-cell>
          <table:table-cell office:value-type="float" office:value="0.935238" calcext:value-type="float">
            <text:p>0,935238</text:p>
          </table:table-cell>
          <table:table-cell table:number-columns-repeated="6" office:value-type="float" office:value="0.942857" calcext:value-type="float">
            <text:p>0,942857</text:p>
          </table:table-cell>
          <table:table-cell office:value-type="float" office:value="0.944762" calcext:value-type="float">
            <text:p>0,944762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2673" calcext:value-type="float">
            <text:p>0,92673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746667" calcext:value-type="float">
            <text:p>0,746667</text:p>
          </table:table-cell>
          <table:table-cell office:value-type="float" office:value="0.932698" calcext:value-type="float">
            <text:p>0,932698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41587" calcext:value-type="float">
            <text:p>0,941587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4127" calcext:value-type="float">
            <text:p>0,94412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2127" calcext:value-type="float">
            <text:p>0,92127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08254" calcext:value-type="float">
            <text:p>0,608254</text:p>
          </table:table-cell>
          <table:table-cell office:value-type="float" office:value="0.914286" calcext:value-type="float">
            <text:p>0,914286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38413" calcext:value-type="float">
            <text:p>0,938413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4127" calcext:value-type="float">
            <text:p>0,94412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0527" calcext:value-type="float">
            <text:p>0,90527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34286" calcext:value-type="float">
            <text:p>0,634286</text:p>
          </table:table-cell>
          <table:table-cell office:value-type="float" office:value="0.927619" calcext:value-type="float">
            <text:p>0,927619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42222" calcext:value-type="float">
            <text:p>0,942222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4127" calcext:value-type="float">
            <text:p>0,94412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08635" calcext:value-type="float">
            <text:p>0,908635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46032" calcext:value-type="float">
            <text:p>0,746032</text:p>
          </table:table-cell>
          <table:table-cell office:value-type="float" office:value="0.928889" calcext:value-type="float">
            <text:p>0,928889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36508" calcext:value-type="float">
            <text:p>0,936508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4127" calcext:value-type="float">
            <text:p>0,94412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20317" calcext:value-type="float">
            <text:p>0,92031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93333" calcext:value-type="float">
            <text:p>0,693333</text:p>
          </table:table-cell>
          <table:table-cell office:value-type="float" office:value="0.928254" calcext:value-type="float">
            <text:p>0,928254</text:p>
          </table:table-cell>
          <table:table-cell office:value-type="float" office:value="0.933968" calcext:value-type="float">
            <text:p>0,933968</text:p>
          </table:table-cell>
          <table:table-cell table:number-columns-repeated="6" office:value-type="float" office:value="0.942857" calcext:value-type="float">
            <text:p>0,942857</text:p>
          </table:table-cell>
          <table:table-cell office:value-type="float" office:value="0.944127" calcext:value-type="float">
            <text:p>0,94412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15683" calcext:value-type="float">
            <text:p>0,915683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787302" calcext:value-type="float">
            <text:p>0,787302</text:p>
          </table:table-cell>
          <table:table-cell office:value-type="float" office:value="0.928254" calcext:value-type="float">
            <text:p>0,928254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40317" calcext:value-type="float">
            <text:p>0,940317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4762" calcext:value-type="float">
            <text:p>0,944762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24825" calcext:value-type="float">
            <text:p>0,924825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88" calcext:value-type="float">
            <text:p>0,88</text:p>
          </table:table-cell>
          <table:table-cell office:value-type="float" office:value="0.930159" calcext:value-type="float">
            <text:p>0,930159</text:p>
          </table:table-cell>
          <table:table-cell office:value-type="float" office:value="0.933333" calcext:value-type="float">
            <text:p>0,933333</text:p>
          </table:table-cell>
          <table:table-cell table:number-columns-repeated="6" office:value-type="float" office:value="0.942857" calcext:value-type="float">
            <text:p>0,942857</text:p>
          </table:table-cell>
          <table:table-cell office:value-type="float" office:value="0.945397" calcext:value-type="float">
            <text:p>0,94539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4603" calcext:value-type="float">
            <text:p>0,934603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67302" calcext:value-type="float">
            <text:p>0,867302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37778" calcext:value-type="float">
            <text:p>0,937778</text:p>
          </table:table-cell>
          <table:table-cell table:number-columns-repeated="6" office:value-type="float" office:value="0.942857" calcext:value-type="float">
            <text:p>0,942857</text:p>
          </table:table-cell>
          <table:table-cell office:value-type="float" office:value="0.946667" calcext:value-type="float">
            <text:p>0,94666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4222" calcext:value-type="float">
            <text:p>0,934222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552381" calcext:value-type="float">
            <text:p>0,552381</text:p>
          </table:table-cell>
          <table:table-cell office:value-type="float" office:value="0.87746" calcext:value-type="float">
            <text:p>0,87746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37143" calcext:value-type="float">
            <text:p>0,937143</text:p>
          </table:table-cell>
          <table:table-cell table:number-columns-repeated="6" office:value-type="float" office:value="0.942857" calcext:value-type="float">
            <text:p>0,942857</text:p>
          </table:table-cell>
          <table:table-cell office:value-type="float" office:value="0.946032" calcext:value-type="float">
            <text:p>0,946032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5111" calcext:value-type="float">
            <text:p>0,93511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57143" calcext:value-type="float">
            <text:p>0,857143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38413" calcext:value-type="float">
            <text:p>0,938413</text:p>
          </table:table-cell>
          <table:table-cell table:number-columns-repeated="6" office:value-type="float" office:value="0.942857" calcext:value-type="float">
            <text:p>0,942857</text:p>
          </table:table-cell>
          <table:table-cell office:value-type="float" office:value="0.947302" calcext:value-type="float">
            <text:p>0,947302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3333" calcext:value-type="float">
            <text:p>0,93333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590476" calcext:value-type="float">
            <text:p>0,590476</text:p>
          </table:table-cell>
          <table:table-cell office:value-type="float" office:value="0.80254" calcext:value-type="float">
            <text:p>0,80254</text:p>
          </table:table-cell>
          <table:table-cell table:number-columns-repeated="2" office:value-type="float" office:value="0.933333" calcext:value-type="float">
            <text:p>0,933333</text:p>
          </table:table-cell>
          <table:table-cell table:number-columns-repeated="6" office:value-type="float" office:value="0.942857" calcext:value-type="float">
            <text:p>0,942857</text:p>
          </table:table-cell>
          <table:table-cell office:value-type="float" office:value="0.948571" calcext:value-type="float">
            <text:p>0,948571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27492" calcext:value-type="float">
            <text:p>0,92749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34286" calcext:value-type="float">
            <text:p>0,834286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39683" calcext:value-type="float">
            <text:p>0,939683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9206" calcext:value-type="float">
            <text:p>0,949206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0413" calcext:value-type="float">
            <text:p>0,930413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4381" calcext:value-type="float">
            <text:p>0,84381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39683" calcext:value-type="float">
            <text:p>0,939683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7937" calcext:value-type="float">
            <text:p>0,94793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1238" calcext:value-type="float">
            <text:p>0,931238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66032" calcext:value-type="float">
            <text:p>0,866032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33968" calcext:value-type="float">
            <text:p>0,933968</text:p>
          </table:table-cell>
          <table:table-cell table:number-columns-repeated="6" office:value-type="float" office:value="0.942857" calcext:value-type="float">
            <text:p>0,942857</text:p>
          </table:table-cell>
          <table:table-cell office:value-type="float" office:value="0.947302" calcext:value-type="float">
            <text:p>0,947302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3778" calcext:value-type="float">
            <text:p>0,933778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67619" calcext:value-type="float">
            <text:p>0,767619</text:p>
          </table:table-cell>
          <table:table-cell office:value-type="float" office:value="0.929524" calcext:value-type="float">
            <text:p>0,929524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41587" calcext:value-type="float">
            <text:p>0,941587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6032" calcext:value-type="float">
            <text:p>0,946032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23238" calcext:value-type="float">
            <text:p>0,923238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05397" calcext:value-type="float">
            <text:p>0,705397</text:p>
          </table:table-cell>
          <table:table-cell office:value-type="float" office:value="0.925714" calcext:value-type="float">
            <text:p>0,925714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35238" calcext:value-type="float">
            <text:p>0,935238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7302" calcext:value-type="float">
            <text:p>0,947302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16127" calcext:value-type="float">
            <text:p>0,916127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794286" calcext:value-type="float">
            <text:p>0,794286</text:p>
          </table:table-cell>
          <table:table-cell office:value-type="float" office:value="0.927619" calcext:value-type="float">
            <text:p>0,927619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34603" calcext:value-type="float">
            <text:p>0,934603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6667" calcext:value-type="float">
            <text:p>0,94666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25079" calcext:value-type="float">
            <text:p>0,925079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6" calcext:value-type="float">
            <text:p>0,6</text:p>
          </table:table-cell>
          <table:table-cell office:value-type="float" office:value="0.746667" calcext:value-type="float">
            <text:p>0,746667</text:p>
          </table:table-cell>
          <table:table-cell office:value-type="float" office:value="0.925079" calcext:value-type="float">
            <text:p>0,925079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38413" calcext:value-type="float">
            <text:p>0,938413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7302" calcext:value-type="float">
            <text:p>0,947302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20508" calcext:value-type="float">
            <text:p>0,920508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773333" calcext:value-type="float">
            <text:p>0,773333</text:p>
          </table:table-cell>
          <table:table-cell office:value-type="float" office:value="0.92381" calcext:value-type="float">
            <text:p>0,92381</text:p>
          </table:table-cell>
          <table:table-cell office:value-type="float" office:value="0.931429" calcext:value-type="float">
            <text:p>0,931429</text:p>
          </table:table-cell>
          <table:table-cell office:value-type="float" office:value="0.933333" calcext:value-type="float">
            <text:p>0,933333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6667" calcext:value-type="float">
            <text:p>0,94666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22286" calcext:value-type="float">
            <text:p>0,92228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590476" calcext:value-type="float">
            <text:p>0,590476</text:p>
          </table:table-cell>
          <table:table-cell office:value-type="float" office:value="0.765079" calcext:value-type="float">
            <text:p>0,765079</text:p>
          </table:table-cell>
          <table:table-cell office:value-type="float" office:value="0.92381" calcext:value-type="float">
            <text:p>0,92381</text:p>
          </table:table-cell>
          <table:table-cell office:value-type="float" office:value="0.928889" calcext:value-type="float">
            <text:p>0,928889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36508" calcext:value-type="float">
            <text:p>0,936508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7302" calcext:value-type="float">
            <text:p>0,947302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20635" calcext:value-type="float">
            <text:p>0,92063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49206" calcext:value-type="float">
            <text:p>0,749206</text:p>
          </table:table-cell>
          <table:table-cell office:value-type="float" office:value="0.924444" calcext:value-type="float">
            <text:p>0,924444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36508" calcext:value-type="float">
            <text:p>0,936508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5397" calcext:value-type="float">
            <text:p>0,94539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20317" calcext:value-type="float">
            <text:p>0,920317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21587" calcext:value-type="float">
            <text:p>0,821587</text:p>
          </table:table-cell>
          <table:table-cell office:value-type="float" office:value="0.931429" calcext:value-type="float">
            <text:p>0,931429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36508" calcext:value-type="float">
            <text:p>0,936508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6032" calcext:value-type="float">
            <text:p>0,946032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28317" calcext:value-type="float">
            <text:p>0,928317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90159" calcext:value-type="float">
            <text:p>0,890159</text:p>
          </table:table-cell>
          <table:table-cell office:value-type="float" office:value="0.932698" calcext:value-type="float">
            <text:p>0,932698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35238" calcext:value-type="float">
            <text:p>0,935238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6032" calcext:value-type="float">
            <text:p>0,946032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5175" calcext:value-type="float">
            <text:p>0,93517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495238" calcext:value-type="float">
            <text:p>0,495238</text:p>
          </table:table-cell>
          <table:table-cell office:value-type="float" office:value="0.777778" calcext:value-type="float">
            <text:p>0,777778</text:p>
          </table:table-cell>
          <table:table-cell office:value-type="float" office:value="0.928889" calcext:value-type="float">
            <text:p>0,928889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37143" calcext:value-type="float">
            <text:p>0,937143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5397" calcext:value-type="float">
            <text:p>0,94539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23683" calcext:value-type="float">
            <text:p>0,923683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495238" calcext:value-type="float">
            <text:p>0,495238</text:p>
          </table:table-cell>
          <table:table-cell office:value-type="float" office:value="0.770159" calcext:value-type="float">
            <text:p>0,770159</text:p>
          </table:table-cell>
          <table:table-cell office:value-type="float" office:value="0.927619" calcext:value-type="float">
            <text:p>0,927619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38413" calcext:value-type="float">
            <text:p>0,938413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6032" calcext:value-type="float">
            <text:p>0,946032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22984" calcext:value-type="float">
            <text:p>0,922984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571429" calcext:value-type="float">
            <text:p>0,571429</text:p>
          </table:table-cell>
          <table:table-cell office:value-type="float" office:value="0.772698" calcext:value-type="float">
            <text:p>0,772698</text:p>
          </table:table-cell>
          <table:table-cell office:value-type="float" office:value="0.929524" calcext:value-type="float">
            <text:p>0,929524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40317" calcext:value-type="float">
            <text:p>0,940317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6032" calcext:value-type="float">
            <text:p>0,946032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23619" calcext:value-type="float">
            <text:p>0,92361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13333" calcext:value-type="float">
            <text:p>0,813333</text:p>
          </table:table-cell>
          <table:table-cell office:value-type="float" office:value="0.931429" calcext:value-type="float">
            <text:p>0,931429</text:p>
          </table:table-cell>
          <table:table-cell office:value-type="float" office:value="0.933333" calcext:value-type="float">
            <text:p>0,933333</text:p>
          </table:table-cell>
          <table:table-cell table:number-columns-repeated="6" office:value-type="float" office:value="0.942857" calcext:value-type="float">
            <text:p>0,942857</text:p>
          </table:table-cell>
          <table:table-cell office:value-type="float" office:value="0.944762" calcext:value-type="float">
            <text:p>0,944762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28" calcext:value-type="float">
            <text:p>0,928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495238" calcext:value-type="float">
            <text:p>0,495238</text:p>
          </table:table-cell>
          <table:table-cell office:value-type="float" office:value="0.825397" calcext:value-type="float">
            <text:p>0,825397</text:p>
          </table:table-cell>
          <table:table-cell office:value-type="float" office:value="0.927619" calcext:value-type="float">
            <text:p>0,927619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40952" calcext:value-type="float">
            <text:p>0,940952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4127" calcext:value-type="float">
            <text:p>0,94412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27619" calcext:value-type="float">
            <text:p>0,927619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36825" calcext:value-type="float">
            <text:p>0,836825</text:p>
          </table:table-cell>
          <table:table-cell office:value-type="float" office:value="0.928254" calcext:value-type="float">
            <text:p>0,928254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41587" calcext:value-type="float">
            <text:p>0,941587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5397" calcext:value-type="float">
            <text:p>0,94539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29016" calcext:value-type="float">
            <text:p>0,929016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19048" calcext:value-type="float">
            <text:p>0,819048</text:p>
          </table:table-cell>
          <table:table-cell office:value-type="float" office:value="0.927619" calcext:value-type="float">
            <text:p>0,927619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40952" calcext:value-type="float">
            <text:p>0,940952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6032" calcext:value-type="float">
            <text:p>0,946032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27175" calcext:value-type="float">
            <text:p>0,927175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848889" calcext:value-type="float">
            <text:p>0,848889</text:p>
          </table:table-cell>
          <table:table-cell office:value-type="float" office:value="0.925079" calcext:value-type="float">
            <text:p>0,925079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35238" calcext:value-type="float">
            <text:p>0,935238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6032" calcext:value-type="float">
            <text:p>0,946032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29333" calcext:value-type="float">
            <text:p>0,929333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14286" calcext:value-type="float">
            <text:p>0,914286</text:p>
          </table:table-cell>
          <table:table-cell office:value-type="float" office:value="0.918095" calcext:value-type="float">
            <text:p>0,918095</text:p>
          </table:table-cell>
          <table:table-cell office:value-type="float" office:value="0.924444" calcext:value-type="float">
            <text:p>0,924444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35238" calcext:value-type="float">
            <text:p>0,935238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4762" calcext:value-type="float">
            <text:p>0,944762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6063" calcext:value-type="float">
            <text:p>0,936063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6" calcext:value-type="float">
            <text:p>0,6</text:p>
          </table:table-cell>
          <table:table-cell office:value-type="float" office:value="0.897143" calcext:value-type="float">
            <text:p>0,897143</text:p>
          </table:table-cell>
          <table:table-cell office:value-type="float" office:value="0.928889" calcext:value-type="float">
            <text:p>0,928889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34603" calcext:value-type="float">
            <text:p>0,934603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4762" calcext:value-type="float">
            <text:p>0,944762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4349" calcext:value-type="float">
            <text:p>0,934349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647619" calcext:value-type="float">
            <text:p>0,647619</text:p>
          </table:table-cell>
          <table:table-cell office:value-type="float" office:value="0.899683" calcext:value-type="float">
            <text:p>0,899683</text:p>
          </table:table-cell>
          <table:table-cell office:value-type="float" office:value="0.926349" calcext:value-type="float">
            <text:p>0,926349</text:p>
          </table:table-cell>
          <table:table-cell table:number-columns-repeated="3" office:value-type="float" office:value="0.933333" calcext:value-type="float">
            <text:p>0,933333</text:p>
          </table:table-cell>
          <table:table-cell office:value-type="float" office:value="0.939683" calcext:value-type="float">
            <text:p>0,939683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4127" calcext:value-type="float">
            <text:p>0,94412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3841" calcext:value-type="float">
            <text:p>0,93384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6" calcext:value-type="float">
            <text:p>0,6</text:p>
          </table:table-cell>
          <table:table-cell office:value-type="float" office:value="0.833016" calcext:value-type="float">
            <text:p>0,833016</text:p>
          </table:table-cell>
          <table:table-cell office:value-type="float" office:value="0.928889" calcext:value-type="float">
            <text:p>0,928889</text:p>
          </table:table-cell>
          <table:table-cell table:number-columns-repeated="3" office:value-type="float" office:value="0.933333" calcext:value-type="float">
            <text:p>0,933333</text:p>
          </table:table-cell>
          <table:table-cell office:value-type="float" office:value="0.939683" calcext:value-type="float">
            <text:p>0,939683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4127" calcext:value-type="float">
            <text:p>0,94412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27429" calcext:value-type="float">
            <text:p>0,927429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67302" calcext:value-type="float">
            <text:p>0,867302</text:p>
          </table:table-cell>
          <table:table-cell office:value-type="float" office:value="0.926349" calcext:value-type="float">
            <text:p>0,926349</text:p>
          </table:table-cell>
          <table:table-cell table:number-columns-repeated="3" office:value-type="float" office:value="0.933333" calcext:value-type="float">
            <text:p>0,933333</text:p>
          </table:table-cell>
          <table:table-cell office:value-type="float" office:value="0.937778" calcext:value-type="float">
            <text:p>0,937778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4127" calcext:value-type="float">
            <text:p>0,94412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0413" calcext:value-type="float">
            <text:p>0,93041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66032" calcext:value-type="float">
            <text:p>0,866032</text:p>
          </table:table-cell>
          <table:table-cell office:value-type="float" office:value="0.926349" calcext:value-type="float">
            <text:p>0,926349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39048" calcext:value-type="float">
            <text:p>0,939048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4127" calcext:value-type="float">
            <text:p>0,94412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1365" calcext:value-type="float">
            <text:p>0,931365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50794" calcext:value-type="float">
            <text:p>0,850794</text:p>
          </table:table-cell>
          <table:table-cell office:value-type="float" office:value="0.930159" calcext:value-type="float">
            <text:p>0,930159</text:p>
          </table:table-cell>
          <table:table-cell table:number-columns-repeated="2" office:value-type="float" office:value="0.933333" calcext:value-type="float">
            <text:p>0,933333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4762" calcext:value-type="float">
            <text:p>0,944762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0667" calcext:value-type="float">
            <text:p>0,930667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09841" calcext:value-type="float">
            <text:p>0,709841</text:p>
          </table:table-cell>
          <table:table-cell office:value-type="float" office:value="0.926984" calcext:value-type="float">
            <text:p>0,926984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33968" calcext:value-type="float">
            <text:p>0,933968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4762" calcext:value-type="float">
            <text:p>0,944762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16317" calcext:value-type="float">
            <text:p>0,916317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8127" calcext:value-type="float">
            <text:p>0,68127</text:p>
          </table:table-cell>
          <table:table-cell office:value-type="float" office:value="0.931429" calcext:value-type="float">
            <text:p>0,931429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40952" calcext:value-type="float">
            <text:p>0,940952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5397" calcext:value-type="float">
            <text:p>0,94539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14667" calcext:value-type="float">
            <text:p>0,914667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29841" calcext:value-type="float">
            <text:p>0,629841</text:p>
          </table:table-cell>
          <table:table-cell office:value-type="float" office:value="0.931429" calcext:value-type="float">
            <text:p>0,931429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33968" calcext:value-type="float">
            <text:p>0,933968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6667" calcext:value-type="float">
            <text:p>0,94666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08952" calcext:value-type="float">
            <text:p>0,908952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3746" calcext:value-type="float">
            <text:p>0,83746</text:p>
          </table:table-cell>
          <table:table-cell table:number-columns-repeated="3" office:value-type="float" office:value="0.933333" calcext:value-type="float">
            <text:p>0,933333</text:p>
          </table:table-cell>
          <table:table-cell office:value-type="float" office:value="0.940952" calcext:value-type="float">
            <text:p>0,940952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7937" calcext:value-type="float">
            <text:p>0,94793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29778" calcext:value-type="float">
            <text:p>0,929778</text:p>
          </table:table-cell>
          <table:table-cell>
            <draw:frame draw:z-index="0" draw:style-name="gr1" draw:text-style-name="P1" svg:width="22.348cm" svg:height="12.57cm" svg:x="0.054cm" svg:y="0.001cm">
              <draw:object draw:notify-on-update-of-ranges="accuracy.A2:accuracy.A201 accuracy.C1:accuracy.C1 accuracy.C2:accuracy.C201 accuracy.D1:accuracy.D1 accuracy.D2:accuracy.D201 accuracy.E1:accuracy.E1 accuracy.E2:accuracy.E201 accuracy.F1:accuracy.F1 accuracy.F2:accuracy.F201 accuracy.G1:accuracy.G1 accuracy.G2:accuracy.G201 accuracy.H1:accuracy.H1 accuracy.H2:accuracy.H201 accuracy.I1:accuracy.I1 accuracy.I2:accuracy.I201 accuracy.J1:accuracy.J1 accuracy.J2:accuracy.J201 accuracy.K1:accuracy.K1 accuracy.K2:accuracy.K201 accuracy.L1:accuracy.L1 accuracy.L2:accuracy.L201 accuracy.M1:accuracy.M1 accuracy.M2:accuracy.M201 accuracy.N1:accuracy.N1 accuracy.N2:accuracy.N2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64762" calcext:value-type="float">
            <text:p>0,864762</text:p>
          </table:table-cell>
          <table:table-cell table:number-columns-repeated="3" office:value-type="float" office:value="0.933333" calcext:value-type="float">
            <text:p>0,933333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6032" calcext:value-type="float">
            <text:p>0,946032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2508" calcext:value-type="float">
            <text:p>0,932508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902222" calcext:value-type="float">
            <text:p>0,902222</text:p>
          </table:table-cell>
          <table:table-cell table:number-columns-repeated="3" office:value-type="float" office:value="0.933333" calcext:value-type="float">
            <text:p>0,933333</text:p>
          </table:table-cell>
          <table:table-cell office:value-type="float" office:value="0.940317" calcext:value-type="float">
            <text:p>0,940317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7302" calcext:value-type="float">
            <text:p>0,947302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6127" calcext:value-type="float">
            <text:p>0,93612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90476" calcext:value-type="float">
            <text:p>0,790476</text:p>
          </table:table-cell>
          <table:table-cell office:value-type="float" office:value="0.929524" calcext:value-type="float">
            <text:p>0,929524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40317" calcext:value-type="float">
            <text:p>0,940317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7302" calcext:value-type="float">
            <text:p>0,947302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24571" calcext:value-type="float">
            <text:p>0,92457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752381" calcext:value-type="float">
            <text:p>0,752381</text:p>
          </table:table-cell>
          <table:table-cell office:value-type="float" office:value="0.912381" calcext:value-type="float">
            <text:p>0,912381</text:p>
          </table:table-cell>
          <table:table-cell table:number-columns-repeated="3" office:value-type="float" office:value="0.933333" calcext:value-type="float">
            <text:p>0,933333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7302" calcext:value-type="float">
            <text:p>0,947302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7397" calcext:value-type="float">
            <text:p>0,93739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3619" calcext:value-type="float">
            <text:p>0,83619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37143" calcext:value-type="float">
            <text:p>0,937143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6667" calcext:value-type="float">
            <text:p>0,94666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0095" calcext:value-type="float">
            <text:p>0,930095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36508" calcext:value-type="float">
            <text:p>0,736508</text:p>
          </table:table-cell>
          <table:table-cell office:value-type="float" office:value="0.931429" calcext:value-type="float">
            <text:p>0,931429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35873" calcext:value-type="float">
            <text:p>0,935873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6667" calcext:value-type="float">
            <text:p>0,94666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1981" calcext:value-type="float">
            <text:p>0,9198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361905" calcext:value-type="float">
            <text:p>0,361905</text:p>
          </table:table-cell>
          <table:table-cell office:value-type="float" office:value="0.796825" calcext:value-type="float">
            <text:p>0,796825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40952" calcext:value-type="float">
            <text:p>0,940952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4762" calcext:value-type="float">
            <text:p>0,944762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26349" calcext:value-type="float">
            <text:p>0,926349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78095" calcext:value-type="float">
            <text:p>0,878095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37778" calcext:value-type="float">
            <text:p>0,937778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4762" calcext:value-type="float">
            <text:p>0,944762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4159" calcext:value-type="float">
            <text:p>0,934159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29841" calcext:value-type="float">
            <text:p>0,829841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37778" calcext:value-type="float">
            <text:p>0,937778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4762" calcext:value-type="float">
            <text:p>0,944762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29333" calcext:value-type="float">
            <text:p>0,929333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90159" calcext:value-type="float">
            <text:p>0,890159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39683" calcext:value-type="float">
            <text:p>0,939683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6032" calcext:value-type="float">
            <text:p>0,946032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5683" calcext:value-type="float">
            <text:p>0,935683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90476" calcext:value-type="float">
            <text:p>0,790476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39048" calcext:value-type="float">
            <text:p>0,939048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6667" calcext:value-type="float">
            <text:p>0,94666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25714" calcext:value-type="float">
            <text:p>0,925714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580952" calcext:value-type="float">
            <text:p>0,580952</text:p>
          </table:table-cell>
          <table:table-cell office:value-type="float" office:value="0.906667" calcext:value-type="float">
            <text:p>0,906667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37143" calcext:value-type="float">
            <text:p>0,937143</text:p>
          </table:table-cell>
          <table:table-cell table:number-columns-repeated="6" office:value-type="float" office:value="0.942857" calcext:value-type="float">
            <text:p>0,942857</text:p>
          </table:table-cell>
          <table:table-cell office:value-type="float" office:value="0.946032" calcext:value-type="float">
            <text:p>0,946032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8032" calcext:value-type="float">
            <text:p>0,938032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04762" calcext:value-type="float">
            <text:p>0,904762</text:p>
          </table:table-cell>
          <table:table-cell office:value-type="float" office:value="0.928254" calcext:value-type="float">
            <text:p>0,928254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39048" calcext:value-type="float">
            <text:p>0,939048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6032" calcext:value-type="float">
            <text:p>0,946032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9429" calcext:value-type="float">
            <text:p>0,939429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73651" calcext:value-type="float">
            <text:p>0,873651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37143" calcext:value-type="float">
            <text:p>0,937143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6032" calcext:value-type="float">
            <text:p>0,946032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3778" calcext:value-type="float">
            <text:p>0,933778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2381" calcext:value-type="float">
            <text:p>0,92381</text:p>
          </table:table-cell>
          <table:table-cell office:value-type="float" office:value="0.930159" calcext:value-type="float">
            <text:p>0,930159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37778" calcext:value-type="float">
            <text:p>0,937778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5397" calcext:value-type="float">
            <text:p>0,94539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9429" calcext:value-type="float">
            <text:p>0,939429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912381" calcext:value-type="float">
            <text:p>0,912381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35873" calcext:value-type="float">
            <text:p>0,935873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6032" calcext:value-type="float">
            <text:p>0,946032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7524" calcext:value-type="float">
            <text:p>0,937524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907937" calcext:value-type="float">
            <text:p>0,907937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35873" calcext:value-type="float">
            <text:p>0,935873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5397" calcext:value-type="float">
            <text:p>0,94539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7016" calcext:value-type="float">
            <text:p>0,937016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904762" calcext:value-type="float">
            <text:p>0,904762</text:p>
          </table:table-cell>
          <table:table-cell table:number-columns-repeated="3" office:value-type="float" office:value="0.933333" calcext:value-type="float">
            <text:p>0,933333</text:p>
          </table:table-cell>
          <table:table-cell office:value-type="float" office:value="0.937778" calcext:value-type="float">
            <text:p>0,937778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7302" calcext:value-type="float">
            <text:p>0,947302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6127" calcext:value-type="float">
            <text:p>0,936127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79365" calcext:value-type="float">
            <text:p>0,879365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35238" calcext:value-type="float">
            <text:p>0,935238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6667" calcext:value-type="float">
            <text:p>0,94666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4222" calcext:value-type="float">
            <text:p>0,934222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6" calcext:value-type="float">
            <text:p>0,6</text:p>
          </table:table-cell>
          <table:table-cell office:value-type="float" office:value="0.852698" calcext:value-type="float">
            <text:p>0,852698</text:p>
          </table:table-cell>
          <table:table-cell table:number-columns-repeated="3" office:value-type="float" office:value="0.933333" calcext:value-type="float">
            <text:p>0,933333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5397" calcext:value-type="float">
            <text:p>0,94539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1238" calcext:value-type="float">
            <text:p>0,931238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59683" calcext:value-type="float">
            <text:p>0,859683</text:p>
          </table:table-cell>
          <table:table-cell table:number-columns-repeated="3" office:value-type="float" office:value="0.933333" calcext:value-type="float">
            <text:p>0,933333</text:p>
          </table:table-cell>
          <table:table-cell office:value-type="float" office:value="0.940317" calcext:value-type="float">
            <text:p>0,940317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6667" calcext:value-type="float">
            <text:p>0,94666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181" calcext:value-type="float">
            <text:p>0,9318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790476" calcext:value-type="float">
            <text:p>0,790476</text:p>
          </table:table-cell>
          <table:table-cell office:value-type="float" office:value="0.919365" calcext:value-type="float">
            <text:p>0,919365</text:p>
          </table:table-cell>
          <table:table-cell table:number-columns-repeated="3" office:value-type="float" office:value="0.933333" calcext:value-type="float">
            <text:p>0,933333</text:p>
          </table:table-cell>
          <table:table-cell office:value-type="float" office:value="0.939683" calcext:value-type="float">
            <text:p>0,939683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6032" calcext:value-type="float">
            <text:p>0,946032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7651" calcext:value-type="float">
            <text:p>0,93765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01905" calcext:value-type="float">
            <text:p>0,801905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33968" calcext:value-type="float">
            <text:p>0,933968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6032" calcext:value-type="float">
            <text:p>0,946032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26286" calcext:value-type="float">
            <text:p>0,926286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92698" calcext:value-type="float">
            <text:p>0,892698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42222" calcext:value-type="float">
            <text:p>0,942222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4127" calcext:value-type="float">
            <text:p>0,94412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50159" calcext:value-type="float">
            <text:p>0,850159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41587" calcext:value-type="float">
            <text:p>0,941587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4127" calcext:value-type="float">
            <text:p>0,94412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1683" calcext:value-type="float">
            <text:p>0,931683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9746" calcext:value-type="float">
            <text:p>0,79746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39048" calcext:value-type="float">
            <text:p>0,939048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4762" calcext:value-type="float">
            <text:p>0,944762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26222" calcext:value-type="float">
            <text:p>0,926222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81905" calcext:value-type="float">
            <text:p>0,881905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36508" calcext:value-type="float">
            <text:p>0,936508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4127" calcext:value-type="float">
            <text:p>0,94412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4349" calcext:value-type="float">
            <text:p>0,93434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6" calcext:value-type="float">
            <text:p>0,6</text:p>
          </table:table-cell>
          <table:table-cell office:value-type="float" office:value="0.844444" calcext:value-type="float">
            <text:p>0,844444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39683" calcext:value-type="float">
            <text:p>0,939683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4127" calcext:value-type="float">
            <text:p>0,94412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30921" calcext:value-type="float">
            <text:p>0,93092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6" calcext:value-type="float">
            <text:p>0,6</text:p>
          </table:table-cell>
          <table:table-cell office:value-type="float" office:value="0.788571" calcext:value-type="float">
            <text:p>0,788571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35873" calcext:value-type="float">
            <text:p>0,935873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4127" calcext:value-type="float">
            <text:p>0,94412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24952" calcext:value-type="float">
            <text:p>0,924952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09524" calcext:value-type="float">
            <text:p>0,809524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39048" calcext:value-type="float">
            <text:p>0,939048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4127" calcext:value-type="float">
            <text:p>0,94412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27365" calcext:value-type="float">
            <text:p>0,927365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805714" calcext:value-type="float">
            <text:p>0,805714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937143" calcext:value-type="float">
            <text:p>0,937143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4127" calcext:value-type="float">
            <text:p>0,94412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26794" calcext:value-type="float">
            <text:p>0,926794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66984" calcext:value-type="float">
            <text:p>0,766984</text:p>
          </table:table-cell>
          <table:table-cell table:number-columns-repeated="3" office:value-type="float" office:value="0.933333" calcext:value-type="float">
            <text:p>0,933333</text:p>
          </table:table-cell>
          <table:table-cell office:value-type="float" office:value="0.935238" calcext:value-type="float">
            <text:p>0,935238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4127" calcext:value-type="float">
            <text:p>0,94412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21778" calcext:value-type="float">
            <text:p>0,92177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5746" calcext:value-type="float">
            <text:p>0,75746</text:p>
          </table:table-cell>
          <table:table-cell table:number-columns-repeated="4" office:value-type="float" office:value="0.933333" calcext:value-type="float">
            <text:p>0,933333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6032" calcext:value-type="float">
            <text:p>0,946032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20825" calcext:value-type="float">
            <text:p>0,920825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811429" calcext:value-type="float">
            <text:p>0,811429</text:p>
          </table:table-cell>
          <table:table-cell table:number-columns-repeated="3" office:value-type="float" office:value="0.933333" calcext:value-type="float">
            <text:p>0,933333</text:p>
          </table:table-cell>
          <table:table-cell office:value-type="float" office:value="0.940317" calcext:value-type="float">
            <text:p>0,940317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5397" calcext:value-type="float">
            <text:p>0,94539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926857" calcext:value-type="float">
            <text:p>0,92685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ščic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ščice_20_1" draw:display-name="Puščic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.00.0000</text:date>, <text:time>00:00:00</text:time></text:p>
        </style:region-right>
      </style:header>
      <style:header-left style:display="false"/>
      <style:header-first style:display="false"/>
      <style:footer>
        <text:p>Stran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8T16:27:59.385563116</dc:date>
    <meta:editing-duration>PT51S</meta:editing-duration>
    <meta:editing-cycles>1</meta:editing-cycles>
    <meta:document-statistic meta:table-count="1" meta:cell-count="2814" meta:object-count="1"/>
    <meta:generator>LibreOffice/7.6.4.1$Linux_X86_64 LibreOffice_project/60$Build-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7cm" svg:y="3.247cm" style:legend-expansion="high" chart:style-name="ch2"/>
        <chart:plot-area chart:style-name="ch3" table:cell-range-address="accuracy.A2:accuracy.A201 accuracy.C1:accuracy.N201" chart:data-source-has-labels="both" svg:x="1.457cm" svg:y="0.251cm" svg:width="17.567cm" svg:height="11.088cm">
          <chart:coordinate-region svg:x="2.184cm" svg:y="0.451cm" svg:width="16.84cm" svg:height="9.964cm"/>
          <chart:axis chart:dimension="x" chart:name="primary-x" chart:style-name="ch4" chartooo:axis-type="auto">
            <chartooo:date-scale/>
            <chart:title svg:x="9.415cm" svg:y="11.59cm" chart:style-name="ch5">
              <text:p>generacija</text:p>
            </chart:title>
            <chart:categories table:cell-range-address="accuracy.A2:accuracy.A201"/>
          </chart:axis>
          <chart:axis chart:dimension="y" chart:name="primary-y" chart:style-name="ch4">
            <chart:title svg:x="0.451cm" svg:y="6.368cm" chart:style-name="ch6">
              <text:p>točnost</text:p>
            </chart:title>
            <chart:grid chart:style-name="ch7" chart:class="major"/>
          </chart:axis>
          <chart:series chart:style-name="ch8" chart:values-cell-range-address="accuracy.C2:accuracy.C201" chart:label-cell-address="accuracy.C1:accuracy.C1" chart:class="chart:line">
            <chart:data-point chart:repeated="200"/>
          </chart:series>
          <chart:series chart:style-name="ch9" chart:values-cell-range-address="accuracy.D2:accuracy.D201" chart:label-cell-address="accuracy.D1:accuracy.D1" chart:class="chart:line">
            <chart:data-point chart:repeated="200"/>
          </chart:series>
          <chart:series chart:style-name="ch10" chart:values-cell-range-address="accuracy.E2:accuracy.E201" chart:label-cell-address="accuracy.E1:accuracy.E1" chart:class="chart:line">
            <chart:data-point chart:repeated="200"/>
          </chart:series>
          <chart:series chart:style-name="ch11" chart:values-cell-range-address="accuracy.F2:accuracy.F201" chart:label-cell-address="accuracy.F1:accuracy.F1" chart:class="chart:line">
            <chart:data-point chart:repeated="200"/>
          </chart:series>
          <chart:series chart:style-name="ch12" chart:values-cell-range-address="accuracy.G2:accuracy.G201" chart:label-cell-address="accuracy.G1:accuracy.G1" chart:class="chart:line">
            <chart:data-point chart:repeated="200"/>
          </chart:series>
          <chart:series chart:style-name="ch13" chart:values-cell-range-address="accuracy.H2:accuracy.H201" chart:label-cell-address="accuracy.H1:accuracy.H1" chart:class="chart:line">
            <chart:data-point chart:repeated="200"/>
          </chart:series>
          <chart:series chart:style-name="ch14" chart:values-cell-range-address="accuracy.I2:accuracy.I201" chart:label-cell-address="accuracy.I1:accuracy.I1" chart:class="chart:line">
            <chart:data-point chart:repeated="200"/>
          </chart:series>
          <chart:series chart:style-name="ch15" chart:values-cell-range-address="accuracy.J2:accuracy.J201" chart:label-cell-address="accuracy.J1:accuracy.J1" chart:class="chart:line">
            <chart:data-point chart:repeated="200"/>
          </chart:series>
          <chart:series chart:style-name="ch16" chart:values-cell-range-address="accuracy.K2:accuracy.K201" chart:label-cell-address="accuracy.K1:accuracy.K1" chart:class="chart:line">
            <chart:data-point chart:repeated="200"/>
          </chart:series>
          <chart:series chart:style-name="ch17" chart:values-cell-range-address="accuracy.L2:accuracy.L201" chart:label-cell-address="accuracy.L1:accuracy.L1" chart:class="chart:line">
            <chart:data-point chart:repeated="200"/>
          </chart:series>
          <chart:series chart:style-name="ch18" chart:values-cell-range-address="accuracy.M2:accuracy.M201" chart:label-cell-address="accuracy.M1:accuracy.M1" chart:class="chart:line">
            <chart:data-point chart:repeated="200"/>
          </chart:series>
          <chart:series chart:style-name="ch19" chart:values-cell-range-address="accuracy.N2:accuracy.N201" chart:label-cell-address="accuracy.N1:accuracy.N1" chart:class="chart:line">
            <chart:data-point chart:repeated="2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accuracy.C1:accuracy.C1</svg:desc>
                </draw:g>
              </table:table-cell>
              <table:table-cell office:value-type="string">
                <text:p>10-20%</text:p>
                <draw:g>
                  <svg:desc>accuracy.D1:accuracy.D1</svg:desc>
                </draw:g>
              </table:table-cell>
              <table:table-cell office:value-type="string">
                <text:p>20-30%</text:p>
                <draw:g>
                  <svg:desc>accuracy.E1:accuracy.E1</svg:desc>
                </draw:g>
              </table:table-cell>
              <table:table-cell office:value-type="string">
                <text:p>30-40%</text:p>
                <draw:g>
                  <svg:desc>accuracy.F1:accuracy.F1</svg:desc>
                </draw:g>
              </table:table-cell>
              <table:table-cell office:value-type="string">
                <text:p>40-50%</text:p>
                <draw:g>
                  <svg:desc>accuracy.G1:accuracy.G1</svg:desc>
                </draw:g>
              </table:table-cell>
              <table:table-cell office:value-type="string">
                <text:p>50-60%</text:p>
                <draw:g>
                  <svg:desc>accuracy.H1:accuracy.H1</svg:desc>
                </draw:g>
              </table:table-cell>
              <table:table-cell office:value-type="string">
                <text:p>60-70%</text:p>
                <draw:g>
                  <svg:desc>accuracy.I1:accuracy.I1</svg:desc>
                </draw:g>
              </table:table-cell>
              <table:table-cell office:value-type="string">
                <text:p>70-80%</text:p>
                <draw:g>
                  <svg:desc>accuracy.J1:accuracy.J1</svg:desc>
                </draw:g>
              </table:table-cell>
              <table:table-cell office:value-type="string">
                <text:p>80-90%</text:p>
                <draw:g>
                  <svg:desc>accuracy.K1:accuracy.K1</svg:desc>
                </draw:g>
              </table:table-cell>
              <table:table-cell office:value-type="string">
                <text:p>90-100%</text:p>
                <draw:g>
                  <svg:desc>accuracy.L1:accuracy.L1</svg:desc>
                </draw:g>
              </table:table-cell>
              <table:table-cell office:value-type="string">
                <text:p>Najboljši</text:p>
                <draw:g>
                  <svg:desc>accuracy.M1:accuracy.M1</svg:desc>
                </draw:g>
              </table:table-cell>
              <table:table-cell office:value-type="string">
                <text:p>Povprečje</text:p>
                <draw:g>
                  <svg:desc>accuracy.N1:accuracy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ccuracy.A2:accuracy.A201</svg:desc>
                </draw:g>
              </table:table-cell>
              <table:table-cell office:value-type="float" office:value="0.24254">
                <text:p>0.24254</text:p>
                <draw:g>
                  <svg:desc>accuracy.C2:accuracy.C201</svg:desc>
                </draw:g>
              </table:table-cell>
              <table:table-cell office:value-type="float" office:value="0.333333">
                <text:p>0.333333</text:p>
                <draw:g>
                  <svg:desc>accuracy.D2:accuracy.D201</svg:desc>
                </draw:g>
              </table:table-cell>
              <table:table-cell office:value-type="float" office:value="0.333333">
                <text:p>0.333333</text:p>
                <draw:g>
                  <svg:desc>accuracy.E2:accuracy.E201</svg:desc>
                </draw:g>
              </table:table-cell>
              <table:table-cell office:value-type="float" office:value="0.333333">
                <text:p>0.333333</text:p>
                <draw:g>
                  <svg:desc>accuracy.F2:accuracy.F201</svg:desc>
                </draw:g>
              </table:table-cell>
              <table:table-cell office:value-type="float" office:value="0.333333">
                <text:p>0.333333</text:p>
                <draw:g>
                  <svg:desc>accuracy.G2:accuracy.G201</svg:desc>
                </draw:g>
              </table:table-cell>
              <table:table-cell office:value-type="float" office:value="0.333333">
                <text:p>0.333333</text:p>
                <draw:g>
                  <svg:desc>accuracy.H2:accuracy.H201</svg:desc>
                </draw:g>
              </table:table-cell>
              <table:table-cell office:value-type="float" office:value="0.333333">
                <text:p>0.333333</text:p>
                <draw:g>
                  <svg:desc>accuracy.I2:accuracy.I201</svg:desc>
                </draw:g>
              </table:table-cell>
              <table:table-cell office:value-type="float" office:value="0.333333">
                <text:p>0.333333</text:p>
                <draw:g>
                  <svg:desc>accuracy.J2:accuracy.J201</svg:desc>
                </draw:g>
              </table:table-cell>
              <table:table-cell office:value-type="float" office:value="0.333333">
                <text:p>0.333333</text:p>
                <draw:g>
                  <svg:desc>accuracy.K2:accuracy.K201</svg:desc>
                </draw:g>
              </table:table-cell>
              <table:table-cell office:value-type="float" office:value="0.530159">
                <text:p>0.530159</text:p>
                <draw:g>
                  <svg:desc>accuracy.L2:accuracy.L201</svg:desc>
                </draw:g>
              </table:table-cell>
              <table:table-cell office:value-type="float" office:value="0.666667">
                <text:p>0.666667</text:p>
                <draw:g>
                  <svg:desc>accuracy.M2:accuracy.M201</svg:desc>
                </draw:g>
              </table:table-cell>
              <table:table-cell office:value-type="float" office:value="0.343937">
                <text:p>0.343937</text:p>
                <draw:g>
                  <svg:desc>accuracy.N2:accuracy.N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8127">
                <text:p>0.28127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420952">
                <text:p>0.420952</text:p>
              </table:table-cell>
              <table:table-cell office:value-type="float" office:value="0.660952">
                <text:p>0.660952</text:p>
              </table:table-cell>
              <table:table-cell office:value-type="float" office:value="0.666667">
                <text:p>0.666667</text:p>
              </table:table-cell>
              <table:table-cell office:value-type="float" office:value="0.369651">
                <text:p>0.36965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80952">
                <text:p>0.180952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7778">
                <text:p>0.337778</text:p>
              </table:table-cell>
              <table:table-cell office:value-type="float" office:value="0.547302">
                <text:p>0.547302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37327">
                <text:p>0.3732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30476">
                <text:p>0.230476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93651">
                <text:p>0.393651</text:p>
              </table:table-cell>
              <table:table-cell office:value-type="float" office:value="0.639365">
                <text:p>0.639365</text:p>
              </table:table-cell>
              <table:table-cell office:value-type="float" office:value="0.684444">
                <text:p>0.684444</text:p>
              </table:table-cell>
              <table:table-cell office:value-type="float" office:value="0.933333">
                <text:p>0.933333</text:p>
              </table:table-cell>
              <table:table-cell office:value-type="float" office:value="0.394794">
                <text:p>0.39479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09841">
                <text:p>0.309841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4603">
                <text:p>0.334603</text:p>
              </table:table-cell>
              <table:table-cell office:value-type="float" office:value="0.412063">
                <text:p>0.412063</text:p>
              </table:table-cell>
              <table:table-cell office:value-type="float" office:value="0.620952">
                <text:p>0.620952</text:p>
              </table:table-cell>
              <table:table-cell office:value-type="float" office:value="0.666667">
                <text:p>0.666667</text:p>
              </table:table-cell>
              <table:table-cell office:value-type="float" office:value="0.724444">
                <text:p>0.724444</text:p>
              </table:table-cell>
              <table:table-cell office:value-type="float" office:value="0.933333">
                <text:p>0.933333</text:p>
              </table:table-cell>
              <table:table-cell office:value-type="float" office:value="0.44019">
                <text:p>0.4401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1619">
                <text:p>0.31619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419683">
                <text:p>0.419683</text:p>
              </table:table-cell>
              <table:table-cell office:value-type="float" office:value="0.582222">
                <text:p>0.582222</text:p>
              </table:table-cell>
              <table:table-cell office:value-type="float" office:value="0.658413">
                <text:p>0.658413</text:p>
              </table:table-cell>
              <table:table-cell office:value-type="float" office:value="0.666667">
                <text:p>0.666667</text:p>
              </table:table-cell>
              <table:table-cell office:value-type="float" office:value="0.76127">
                <text:p>0.76127</text:p>
              </table:table-cell>
              <table:table-cell office:value-type="float" office:value="0.933333">
                <text:p>0.933333</text:p>
              </table:table-cell>
              <table:table-cell office:value-type="float" office:value="0.473778">
                <text:p>0.47377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28889">
                <text:p>0.328889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6508">
                <text:p>0.336508</text:p>
              </table:table-cell>
              <table:table-cell office:value-type="float" office:value="0.438095">
                <text:p>0.438095</text:p>
              </table:table-cell>
              <table:table-cell office:value-type="float" office:value="0.574603">
                <text:p>0.574603</text:p>
              </table:table-cell>
              <table:table-cell office:value-type="float" office:value="0.657778">
                <text:p>0.657778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824762">
                <text:p>0.824762</text:p>
              </table:table-cell>
              <table:table-cell office:value-type="float" office:value="0.933333">
                <text:p>0.933333</text:p>
              </table:table-cell>
              <table:table-cell office:value-type="float" office:value="0.516063">
                <text:p>0.51606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21905">
                <text:p>0.321905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44762">
                <text:p>0.344762</text:p>
              </table:table-cell>
              <table:table-cell office:value-type="float" office:value="0.469206">
                <text:p>0.469206</text:p>
              </table:table-cell>
              <table:table-cell office:value-type="float" office:value="0.629841">
                <text:p>0.629841</text:p>
              </table:table-cell>
              <table:table-cell office:value-type="float" office:value="0.664762">
                <text:p>0.664762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843175">
                <text:p>0.843175</text:p>
              </table:table-cell>
              <table:table-cell office:value-type="float" office:value="0.933333">
                <text:p>0.933333</text:p>
              </table:table-cell>
              <table:table-cell office:value-type="float" office:value="0.527365">
                <text:p>0.52736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94603">
                <text:p>0.29460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4603">
                <text:p>0.334603</text:p>
              </table:table-cell>
              <table:table-cell office:value-type="float" office:value="0.462222">
                <text:p>0.462222</text:p>
              </table:table-cell>
              <table:table-cell office:value-type="float" office:value="0.624127">
                <text:p>0.624127</text:p>
              </table:table-cell>
              <table:table-cell office:value-type="float" office:value="0.660317">
                <text:p>0.66031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9841">
                <text:p>0.669841</text:p>
              </table:table-cell>
              <table:table-cell office:value-type="float" office:value="0.906667">
                <text:p>0.906667</text:p>
              </table:table-cell>
              <table:table-cell office:value-type="float" office:value="0.933333">
                <text:p>0.933333</text:p>
              </table:table-cell>
              <table:table-cell office:value-type="float" office:value="0.561905">
                <text:p>0.56190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46667">
                <text:p>0.346667</text:p>
              </table:table-cell>
              <table:table-cell office:value-type="float" office:value="0.485079">
                <text:p>0.485079</text:p>
              </table:table-cell>
              <table:table-cell office:value-type="float" office:value="0.649524">
                <text:p>0.649524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86984">
                <text:p>0.686984</text:p>
              </table:table-cell>
              <table:table-cell office:value-type="float" office:value="0.932698">
                <text:p>0.932698</text:p>
              </table:table-cell>
              <table:table-cell office:value-type="float" office:value="0.933333">
                <text:p>0.933333</text:p>
              </table:table-cell>
              <table:table-cell office:value-type="float" office:value="0.576762">
                <text:p>0.5767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5238">
                <text:p>0.335238</text:p>
              </table:table-cell>
              <table:table-cell office:value-type="float" office:value="0.423492">
                <text:p>0.423492</text:p>
              </table:table-cell>
              <table:table-cell office:value-type="float" office:value="0.605079">
                <text:p>0.605079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44127">
                <text:p>0.744127</text:p>
              </table:table-cell>
              <table:table-cell office:value-type="float" office:value="0.933968">
                <text:p>0.933968</text:p>
              </table:table-cell>
              <table:table-cell office:value-type="float" office:value="0.942857">
                <text:p>0.942857</text:p>
              </table:table-cell>
              <table:table-cell office:value-type="float" office:value="0.570857">
                <text:p>0.57085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2127">
                <text:p>0.32127</text:p>
              </table:table-cell>
              <table:table-cell office:value-type="float" office:value="0.340952">
                <text:p>0.340952</text:p>
              </table:table-cell>
              <table:table-cell office:value-type="float" office:value="0.485714">
                <text:p>0.485714</text:p>
              </table:table-cell>
              <table:table-cell office:value-type="float" office:value="0.623492">
                <text:p>0.623492</text:p>
              </table:table-cell>
              <table:table-cell office:value-type="float" office:value="0.664127">
                <text:p>0.66412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7937">
                <text:p>0.667937</text:p>
              </table:table-cell>
              <table:table-cell office:value-type="float" office:value="0.904127">
                <text:p>0.904127</text:p>
              </table:table-cell>
              <table:table-cell office:value-type="float" office:value="0.933968">
                <text:p>0.933968</text:p>
              </table:table-cell>
              <table:table-cell office:value-type="float" office:value="0.942857">
                <text:p>0.942857</text:p>
              </table:table-cell>
              <table:table-cell office:value-type="float" office:value="0.627492">
                <text:p>0.62749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33333">
                <text:p>0.333333</text:p>
              </table:table-cell>
              <table:table-cell office:value-type="float" office:value="0.339048">
                <text:p>0.339048</text:p>
              </table:table-cell>
              <table:table-cell office:value-type="float" office:value="0.494603">
                <text:p>0.494603</text:p>
              </table:table-cell>
              <table:table-cell office:value-type="float" office:value="0.649524">
                <text:p>0.649524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841905">
                <text:p>0.841905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652508">
                <text:p>0.65250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11746">
                <text:p>0.311746</text:p>
              </table:table-cell>
              <table:table-cell office:value-type="float" office:value="0.353016">
                <text:p>0.353016</text:p>
              </table:table-cell>
              <table:table-cell office:value-type="float" office:value="0.574603">
                <text:p>0.574603</text:p>
              </table:table-cell>
              <table:table-cell office:value-type="float" office:value="0.653333">
                <text:p>0.653333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84381">
                <text:p>0.8438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968">
                <text:p>0.933968</text:p>
              </table:table-cell>
              <table:table-cell office:value-type="float" office:value="0.942857">
                <text:p>0.942857</text:p>
              </table:table-cell>
              <table:table-cell office:value-type="float" office:value="0.660381">
                <text:p>0.66038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34603">
                <text:p>0.334603</text:p>
              </table:table-cell>
              <table:table-cell office:value-type="float" office:value="0.44381">
                <text:p>0.44381</text:p>
              </table:table-cell>
              <table:table-cell office:value-type="float" office:value="0.630476">
                <text:p>0.630476</text:p>
              </table:table-cell>
              <table:table-cell office:value-type="float" office:value="0.665397">
                <text:p>0.66539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84444">
                <text:p>0.684444</text:p>
              </table:table-cell>
              <table:table-cell office:value-type="float" office:value="0.925714">
                <text:p>0.92571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5238">
                <text:p>0.935238</text:p>
              </table:table-cell>
              <table:table-cell office:value-type="float" office:value="0.942857">
                <text:p>0.942857</text:p>
              </table:table-cell>
              <table:table-cell office:value-type="float" office:value="0.688635">
                <text:p>0.68863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53016">
                <text:p>0.353016</text:p>
              </table:table-cell>
              <table:table-cell office:value-type="float" office:value="0.546032">
                <text:p>0.546032</text:p>
              </table:table-cell>
              <table:table-cell office:value-type="float" office:value="0.64254">
                <text:p>0.64254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5746">
                <text:p>0.75746</text:p>
              </table:table-cell>
              <table:table-cell office:value-type="float" office:value="0.929524">
                <text:p>0.92952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6508">
                <text:p>0.936508</text:p>
              </table:table-cell>
              <table:table-cell office:value-type="float" office:value="0.942857">
                <text:p>0.942857</text:p>
              </table:table-cell>
              <table:table-cell office:value-type="float" office:value="0.736508">
                <text:p>0.73650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46667">
                <text:p>0.346667</text:p>
              </table:table-cell>
              <table:table-cell office:value-type="float" office:value="0.547937">
                <text:p>0.547937</text:p>
              </table:table-cell>
              <table:table-cell office:value-type="float" office:value="0.645714">
                <text:p>0.645714</text:p>
              </table:table-cell>
              <table:table-cell office:value-type="float" office:value="0.666667">
                <text:p>0.666667</text:p>
              </table:table-cell>
              <table:table-cell office:value-type="float" office:value="0.678095">
                <text:p>0.678095</text:p>
              </table:table-cell>
              <table:table-cell office:value-type="float" office:value="0.868571">
                <text:p>0.86857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5873">
                <text:p>0.935873</text:p>
              </table:table-cell>
              <table:table-cell office:value-type="float" office:value="0.942857">
                <text:p>0.942857</text:p>
              </table:table-cell>
              <table:table-cell office:value-type="float" office:value="0.748952">
                <text:p>0.74895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66349">
                <text:p>0.366349</text:p>
              </table:table-cell>
              <table:table-cell office:value-type="float" office:value="0.592381">
                <text:p>0.592381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80254">
                <text:p>0.80254</text:p>
              </table:table-cell>
              <table:table-cell office:value-type="float" office:value="0.928254">
                <text:p>0.92825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0317">
                <text:p>0.940317</text:p>
              </table:table-cell>
              <table:table-cell office:value-type="float" office:value="0.942857">
                <text:p>0.942857</text:p>
              </table:table-cell>
              <table:table-cell office:value-type="float" office:value="0.776317">
                <text:p>0.7763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448889">
                <text:p>0.448889</text:p>
              </table:table-cell>
              <table:table-cell office:value-type="float" office:value="0.665397">
                <text:p>0.665397</text:p>
              </table:table-cell>
              <table:table-cell office:value-type="float" office:value="0.694603">
                <text:p>0.694603</text:p>
              </table:table-cell>
              <table:table-cell office:value-type="float" office:value="0.808889">
                <text:p>0.808889</text:p>
              </table:table-cell>
              <table:table-cell office:value-type="float" office:value="0.919365">
                <text:p>0.919365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7143">
                <text:p>0.93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821714">
                <text:p>0.82171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37778">
                <text:p>0.537778</text:p>
              </table:table-cell>
              <table:table-cell office:value-type="float" office:value="0.685714">
                <text:p>0.685714</text:p>
              </table:table-cell>
              <table:table-cell office:value-type="float" office:value="0.810159">
                <text:p>0.810159</text:p>
              </table:table-cell>
              <table:table-cell office:value-type="float" office:value="0.906667">
                <text:p>0.906667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8413">
                <text:p>0.93841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855492">
                <text:p>0.85549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83492">
                <text:p>0.583492</text:p>
              </table:table-cell>
              <table:table-cell office:value-type="float" office:value="0.760635">
                <text:p>0.760635</text:p>
              </table:table-cell>
              <table:table-cell office:value-type="float" office:value="0.827937">
                <text:p>0.827937</text:p>
              </table:table-cell>
              <table:table-cell office:value-type="float" office:value="0.91873">
                <text:p>0.9187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1587">
                <text:p>0.94158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870857">
                <text:p>0.87085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647619">
                <text:p>0.647619</text:p>
              </table:table-cell>
              <table:table-cell office:value-type="float" office:value="0.820317">
                <text:p>0.820317</text:p>
              </table:table-cell>
              <table:table-cell office:value-type="float" office:value="0.907302">
                <text:p>0.907302</text:p>
              </table:table-cell>
              <table:table-cell office:value-type="float" office:value="0.930159">
                <text:p>0.93015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4603">
                <text:p>0.93460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892571">
                <text:p>0.89257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725714">
                <text:p>0.725714</text:p>
              </table:table-cell>
              <table:table-cell office:value-type="float" office:value="0.868571">
                <text:p>0.868571</text:p>
              </table:table-cell>
              <table:table-cell office:value-type="float" office:value="0.920635">
                <text:p>0.920635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1587">
                <text:p>0.94158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07556">
                <text:p>0.90755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747937">
                <text:p>0.747937</text:p>
              </table:table-cell>
              <table:table-cell office:value-type="float" office:value="0.849524">
                <text:p>0.849524</text:p>
              </table:table-cell>
              <table:table-cell office:value-type="float" office:value="0.924444">
                <text:p>0.92444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1587">
                <text:p>0.94158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08254">
                <text:p>0.90825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772698">
                <text:p>0.772698</text:p>
              </table:table-cell>
              <table:table-cell office:value-type="float" office:value="0.887619">
                <text:p>0.887619</text:p>
              </table:table-cell>
              <table:table-cell office:value-type="float" office:value="0.928254">
                <text:p>0.92825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7778">
                <text:p>0.93777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454">
                <text:p>0.9145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751746">
                <text:p>0.751746</text:p>
              </table:table-cell>
              <table:table-cell office:value-type="float" office:value="0.911111">
                <text:p>0.911111</text:p>
              </table:table-cell>
              <table:table-cell office:value-type="float" office:value="0.928889">
                <text:p>0.92888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222">
                <text:p>0.94222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5302">
                <text:p>0.91530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755556">
                <text:p>0.755556</text:p>
              </table:table-cell>
              <table:table-cell office:value-type="float" office:value="0.920635">
                <text:p>0.920635</text:p>
              </table:table-cell>
              <table:table-cell office:value-type="float" office:value="0.932698">
                <text:p>0.932698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0952">
                <text:p>0.94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6889">
                <text:p>0.91688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742857">
                <text:p>0.742857</text:p>
              </table:table-cell>
              <table:table-cell office:value-type="float" office:value="0.923175">
                <text:p>0.923175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9048">
                <text:p>0.93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5746">
                <text:p>0.91574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770794">
                <text:p>0.770794</text:p>
              </table:table-cell>
              <table:table-cell office:value-type="float" office:value="0.906667">
                <text:p>0.906667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222">
                <text:p>0.94222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7206">
                <text:p>0.91720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767619">
                <text:p>0.767619</text:p>
              </table:table-cell>
              <table:table-cell office:value-type="float" office:value="0.911111">
                <text:p>0.91111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6508">
                <text:p>0.93650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6762">
                <text:p>0.91676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79048">
                <text:p>0.779048</text:p>
              </table:table-cell>
              <table:table-cell office:value-type="float" office:value="0.928889">
                <text:p>0.92888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1587">
                <text:p>0.94158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019">
                <text:p>0.9201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784762">
                <text:p>0.78476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968">
                <text:p>0.93396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1397">
                <text:p>0.92139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893968">
                <text:p>0.893968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6508">
                <text:p>0.93650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32571">
                <text:p>0.93257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865397">
                <text:p>0.865397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0317">
                <text:p>0.94031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30095">
                <text:p>0.93009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812698">
                <text:p>0.812698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1587">
                <text:p>0.94158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4952">
                <text:p>0.92495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857778">
                <text:p>0.857778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0317">
                <text:p>0.94031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9333">
                <text:p>0.92933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84381">
                <text:p>0.8438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6508">
                <text:p>0.93650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7556">
                <text:p>0.92755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788571">
                <text:p>0.78857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5873">
                <text:p>0.93587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1968">
                <text:p>0.92196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853333">
                <text:p>0.85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4603">
                <text:p>0.93460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927">
                <text:p>0.9292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784762">
                <text:p>0.78476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4603">
                <text:p>0.93460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2413">
                <text:p>0.9224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66984">
                <text:p>0.76698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7778">
                <text:p>0.93777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0952">
                <text:p>0.92095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730794">
                <text:p>0.73079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1587">
                <text:p>0.94158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7714">
                <text:p>0.91771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83746">
                <text:p>0.83746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9048">
                <text:p>0.93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9079">
                <text:p>0.92907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791746">
                <text:p>0.791746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4603">
                <text:p>0.93460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5016">
                <text:p>0.92501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810159">
                <text:p>0.81015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0952">
                <text:p>0.94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654">
                <text:p>0.9265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06032">
                <text:p>0.90603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7143">
                <text:p>0.93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36698">
                <text:p>0.93669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841905">
                <text:p>0.841905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7143">
                <text:p>0.93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30286">
                <text:p>0.93028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827937">
                <text:p>0.827937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6508">
                <text:p>0.93650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8825">
                <text:p>0.92882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850794">
                <text:p>0.85079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7778">
                <text:p>0.93777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31238">
                <text:p>0.93123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784127">
                <text:p>0.784127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222">
                <text:p>0.94222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4063">
                <text:p>0.92406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826032">
                <text:p>0.82603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0317">
                <text:p>0.94031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8063">
                <text:p>0.92806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864762">
                <text:p>0.86476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7778">
                <text:p>0.93777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3073">
                <text:p>0.9307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827302">
                <text:p>0.82730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0952">
                <text:p>0.94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7302">
                <text:p>0.92730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721905">
                <text:p>0.721905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7778">
                <text:p>0.93777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6444">
                <text:p>0.91644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641905">
                <text:p>0.641905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1587">
                <text:p>0.94158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08825">
                <text:p>0.90882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791111">
                <text:p>0.79111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7143">
                <text:p>0.93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4254">
                <text:p>0.92425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746667">
                <text:p>0.746667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0381">
                <text:p>0.92038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784127">
                <text:p>0.784127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1587">
                <text:p>0.94158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4">
                <text:p>0.92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743492">
                <text:p>0.743492</text:p>
              </table:table-cell>
              <table:table-cell office:value-type="float" office:value="0.930794">
                <text:p>0.93079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9683">
                <text:p>0.93968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9492">
                <text:p>0.91949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775238">
                <text:p>0.775238</text:p>
              </table:table-cell>
              <table:table-cell office:value-type="float" office:value="0.928254">
                <text:p>0.92825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222">
                <text:p>0.94222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2667">
                <text:p>0.92266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79048">
                <text:p>0.779048</text:p>
              </table:table-cell>
              <table:table-cell office:value-type="float" office:value="0.928254">
                <text:p>0.92825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0952">
                <text:p>0.94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2921">
                <text:p>0.92292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764444">
                <text:p>0.764444</text:p>
              </table:table-cell>
              <table:table-cell office:value-type="float" office:value="0.913016">
                <text:p>0.913016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6508">
                <text:p>0.93650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854">
                <text:p>0.9185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800635">
                <text:p>0.800635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0952">
                <text:p>0.94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4635">
                <text:p>0.92463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787302">
                <text:p>0.78730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0952">
                <text:p>0.94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4254">
                <text:p>0.92425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793016">
                <text:p>0.793016</text:p>
              </table:table-cell>
              <table:table-cell office:value-type="float" office:value="0.925714">
                <text:p>0.92571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7143">
                <text:p>0.93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4635">
                <text:p>0.92463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704762">
                <text:p>0.704762</text:p>
              </table:table-cell>
              <table:table-cell office:value-type="float" office:value="0.910476">
                <text:p>0.910476</text:p>
              </table:table-cell>
              <table:table-cell office:value-type="float" office:value="0.933333">
                <text:p>0.933333</text:p>
              </table:table-cell>
              <table:table-cell office:value-type="float" office:value="0.940317">
                <text:p>0.94031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4603">
                <text:p>0.91460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744762">
                <text:p>0.744762</text:p>
              </table:table-cell>
              <table:table-cell office:value-type="float" office:value="0.920635">
                <text:p>0.920635</text:p>
              </table:table-cell>
              <table:table-cell office:value-type="float" office:value="0.939048">
                <text:p>0.93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0444">
                <text:p>0.92044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736508">
                <text:p>0.736508</text:p>
              </table:table-cell>
              <table:table-cell office:value-type="float" office:value="0.910476">
                <text:p>0.910476</text:p>
              </table:table-cell>
              <table:table-cell office:value-type="float" office:value="0.933333">
                <text:p>0.933333</text:p>
              </table:table-cell>
              <table:table-cell office:value-type="float" office:value="0.941587">
                <text:p>0.94158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7905">
                <text:p>0.91790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735238">
                <text:p>0.735238</text:p>
              </table:table-cell>
              <table:table-cell office:value-type="float" office:value="0.895238">
                <text:p>0.895238</text:p>
              </table:table-cell>
              <table:table-cell office:value-type="float" office:value="0.928254">
                <text:p>0.928254</text:p>
              </table:table-cell>
              <table:table-cell office:value-type="float" office:value="0.935238">
                <text:p>0.93523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5111">
                <text:p>0.91511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701587">
                <text:p>0.701587</text:p>
              </table:table-cell>
              <table:table-cell office:value-type="float" office:value="0.897778">
                <text:p>0.897778</text:p>
              </table:table-cell>
              <table:table-cell office:value-type="float" office:value="0.933333">
                <text:p>0.933333</text:p>
              </table:table-cell>
              <table:table-cell office:value-type="float" office:value="0.934603">
                <text:p>0.93460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2444">
                <text:p>0.91244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33333">
                <text:p>0.733333</text:p>
              </table:table-cell>
              <table:table-cell office:value-type="float" office:value="0.910476">
                <text:p>0.910476</text:p>
              </table:table-cell>
              <table:table-cell office:value-type="float" office:value="0.933333">
                <text:p>0.933333</text:p>
              </table:table-cell>
              <table:table-cell office:value-type="float" office:value="0.937143">
                <text:p>0.93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7143">
                <text:p>0.91714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685079">
                <text:p>0.685079</text:p>
              </table:table-cell>
              <table:table-cell office:value-type="float" office:value="0.925714">
                <text:p>0.92571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7143">
                <text:p>0.93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3841">
                <text:p>0.91384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754286">
                <text:p>0.754286</text:p>
              </table:table-cell>
              <table:table-cell office:value-type="float" office:value="0.930794">
                <text:p>0.930794</text:p>
              </table:table-cell>
              <table:table-cell office:value-type="float" office:value="0.933333">
                <text:p>0.933333</text:p>
              </table:table-cell>
              <table:table-cell office:value-type="float" office:value="0.940317">
                <text:p>0.94031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1587">
                <text:p>0.92158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790476">
                <text:p>0.790476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9683">
                <text:p>0.93968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5397">
                <text:p>0.92539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71873">
                <text:p>0.7187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0952">
                <text:p>0.94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8349">
                <text:p>0.91834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843175">
                <text:p>0.843175</text:p>
              </table:table-cell>
              <table:table-cell office:value-type="float" office:value="0.933333">
                <text:p>0.933333</text:p>
              </table:table-cell>
              <table:table-cell office:value-type="float" office:value="0.935238">
                <text:p>0.93523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31175">
                <text:p>0.93117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737143">
                <text:p>0.73714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8413">
                <text:p>0.93841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9937">
                <text:p>0.91993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72254">
                <text:p>0.7225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5238">
                <text:p>0.93523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9111">
                <text:p>0.91911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858413">
                <text:p>0.85841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0317">
                <text:p>0.94031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33206">
                <text:p>0.93320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772698">
                <text:p>0.772698</text:p>
              </table:table-cell>
              <table:table-cell office:value-type="float" office:value="0.897143">
                <text:p>0.89714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9048">
                <text:p>0.93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9937">
                <text:p>0.91993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675556">
                <text:p>0.675556</text:p>
              </table:table-cell>
              <table:table-cell office:value-type="float" office:value="0.863492">
                <text:p>0.863492</text:p>
              </table:table-cell>
              <table:table-cell office:value-type="float" office:value="0.927619">
                <text:p>0.927619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05714">
                <text:p>0.905714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67619">
                <text:p>0.67619</text:p>
              </table:table-cell>
              <table:table-cell office:value-type="float" office:value="0.902857">
                <text:p>0.902857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222">
                <text:p>0.94222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0222">
                <text:p>0.91022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726984">
                <text:p>0.726984</text:p>
              </table:table-cell>
              <table:table-cell office:value-type="float" office:value="0.900952">
                <text:p>0.90095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7143">
                <text:p>0.93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5556">
                <text:p>0.91555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72254">
                <text:p>0.72254</text:p>
              </table:table-cell>
              <table:table-cell office:value-type="float" office:value="0.894603">
                <text:p>0.89460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1587">
                <text:p>0.94158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3016">
                <text:p>0.913016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671746">
                <text:p>0.671746</text:p>
              </table:table-cell>
              <table:table-cell office:value-type="float" office:value="0.885714">
                <text:p>0.885714</text:p>
              </table:table-cell>
              <table:table-cell office:value-type="float" office:value="0.932063">
                <text:p>0.93206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9048">
                <text:p>0.93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06667">
                <text:p>0.90666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814603">
                <text:p>0.81460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0317">
                <text:p>0.94031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5968">
                <text:p>0.92596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813333">
                <text:p>0.81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6508">
                <text:p>0.93650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6413">
                <text:p>0.92641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666032">
                <text:p>0.666032</text:p>
              </table:table-cell>
              <table:table-cell office:value-type="float" office:value="0.903492">
                <text:p>0.90349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0952">
                <text:p>0.94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09143">
                <text:p>0.90914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643175">
                <text:p>0.643175</text:p>
              </table:table-cell>
              <table:table-cell office:value-type="float" office:value="0.895238">
                <text:p>0.895238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0952">
                <text:p>0.94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06032">
                <text:p>0.90603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737778">
                <text:p>0.737778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5238">
                <text:p>0.93523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9683">
                <text:p>0.91968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850159">
                <text:p>0.85015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0952">
                <text:p>0.94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3054">
                <text:p>0.9305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782857">
                <text:p>0.782857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5238">
                <text:p>0.93523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419">
                <text:p>0.9241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770794">
                <text:p>0.77079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2794">
                <text:p>0.92279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662222">
                <text:p>0.66222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6508">
                <text:p>0.93650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1302">
                <text:p>0.91130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64254">
                <text:p>0.6425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8413">
                <text:p>0.93841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09524">
                <text:p>0.90952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630476">
                <text:p>0.630476</text:p>
              </table:table-cell>
              <table:table-cell office:value-type="float" office:value="0.92127">
                <text:p>0.92127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7143">
                <text:p>0.93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06984">
                <text:p>0.90698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71619">
                <text:p>0.7161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5238">
                <text:p>0.93523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17524">
                <text:p>0.91752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768889">
                <text:p>0.76888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0317">
                <text:p>0.94031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3302">
                <text:p>0.923302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751746">
                <text:p>0.751746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6508">
                <text:p>0.93650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1206">
                <text:p>0.92120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808254">
                <text:p>0.80825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4603">
                <text:p>0.93460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6667">
                <text:p>0.92666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03175">
                <text:p>0.803175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6032">
                <text:p>0.926032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785397">
                <text:p>0.785397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5873">
                <text:p>0.93587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4508">
                <text:p>0.92450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751111">
                <text:p>0.75111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0317">
                <text:p>0.94031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1524">
                <text:p>0.92152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739683">
                <text:p>0.73968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0635">
                <text:p>0.92063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859683">
                <text:p>0.85968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4603">
                <text:p>0.93460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32762">
                <text:p>0.93276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763175">
                <text:p>0.763175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968">
                <text:p>0.93396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3048">
                <text:p>0.923048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780952">
                <text:p>0.78095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4603">
                <text:p>0.93460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3492">
                <text:p>0.943492</text:p>
              </table:table-cell>
              <table:table-cell office:value-type="float" office:value="0.952381">
                <text:p>0.952381</text:p>
              </table:table-cell>
              <table:table-cell office:value-type="float" office:value="0.924952">
                <text:p>0.92495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795556">
                <text:p>0.795556</text:p>
              </table:table-cell>
              <table:table-cell office:value-type="float" office:value="0.933333">
                <text:p>0.933333</text:p>
              </table:table-cell>
              <table:table-cell office:value-type="float" office:value="0.935873">
                <text:p>0.93587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3492">
                <text:p>0.943492</text:p>
              </table:table-cell>
              <table:table-cell office:value-type="float" office:value="0.952381">
                <text:p>0.952381</text:p>
              </table:table-cell>
              <table:table-cell office:value-type="float" office:value="0.92654">
                <text:p>0.9265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791746">
                <text:p>0.791746</text:p>
              </table:table-cell>
              <table:table-cell office:value-type="float" office:value="0.933333">
                <text:p>0.933333</text:p>
              </table:table-cell>
              <table:table-cell office:value-type="float" office:value="0.935238">
                <text:p>0.93523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762">
                <text:p>0.94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26222">
                <text:p>0.92622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852698">
                <text:p>0.852698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222">
                <text:p>0.94222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762">
                <text:p>0.94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32063">
                <text:p>0.93206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895873">
                <text:p>0.89587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5238">
                <text:p>0.93523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397">
                <text:p>0.945397</text:p>
              </table:table-cell>
              <table:table-cell office:value-type="float" office:value="0.952381">
                <text:p>0.952381</text:p>
              </table:table-cell>
              <table:table-cell office:value-type="float" office:value="0.936698">
                <text:p>0.93669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905397">
                <text:p>0.905397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222">
                <text:p>0.94222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397">
                <text:p>0.945397</text:p>
              </table:table-cell>
              <table:table-cell office:value-type="float" office:value="0.952381">
                <text:p>0.952381</text:p>
              </table:table-cell>
              <table:table-cell office:value-type="float" office:value="0.936444">
                <text:p>0.93644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860317">
                <text:p>0.860317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8413">
                <text:p>0.93841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127">
                <text:p>0.944127</text:p>
              </table:table-cell>
              <table:table-cell office:value-type="float" office:value="0.952381">
                <text:p>0.952381</text:p>
              </table:table-cell>
              <table:table-cell office:value-type="float" office:value="0.931429">
                <text:p>0.93142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787302">
                <text:p>0.78730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9683">
                <text:p>0.93968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127">
                <text:p>0.944127</text:p>
              </table:table-cell>
              <table:table-cell office:value-type="float" office:value="0.952381">
                <text:p>0.952381</text:p>
              </table:table-cell>
              <table:table-cell office:value-type="float" office:value="0.924254">
                <text:p>0.92425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840635">
                <text:p>0.840635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0952">
                <text:p>0.94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127">
                <text:p>0.944127</text:p>
              </table:table-cell>
              <table:table-cell office:value-type="float" office:value="0.952381">
                <text:p>0.952381</text:p>
              </table:table-cell>
              <table:table-cell office:value-type="float" office:value="0.929714">
                <text:p>0.92971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872381">
                <text:p>0.87238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0317">
                <text:p>0.94031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127">
                <text:p>0.944127</text:p>
              </table:table-cell>
              <table:table-cell office:value-type="float" office:value="0.952381">
                <text:p>0.952381</text:p>
              </table:table-cell>
              <table:table-cell office:value-type="float" office:value="0.933778">
                <text:p>0.93377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869841">
                <text:p>0.86984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5238">
                <text:p>0.93523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762">
                <text:p>0.94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34032">
                <text:p>0.93403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854603">
                <text:p>0.85460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5873">
                <text:p>0.93587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127">
                <text:p>0.944127</text:p>
              </table:table-cell>
              <table:table-cell office:value-type="float" office:value="0.952381">
                <text:p>0.952381</text:p>
              </table:table-cell>
              <table:table-cell office:value-type="float" office:value="0.932508">
                <text:p>0.93250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850794">
                <text:p>0.85079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6508">
                <text:p>0.93650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127">
                <text:p>0.944127</text:p>
              </table:table-cell>
              <table:table-cell office:value-type="float" office:value="0.952381">
                <text:p>0.952381</text:p>
              </table:table-cell>
              <table:table-cell office:value-type="float" office:value="0.93219">
                <text:p>0.9321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929524">
                <text:p>0.92952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0952">
                <text:p>0.94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127">
                <text:p>0.944127</text:p>
              </table:table-cell>
              <table:table-cell office:value-type="float" office:value="0.952381">
                <text:p>0.952381</text:p>
              </table:table-cell>
              <table:table-cell office:value-type="float" office:value="0.939556">
                <text:p>0.93955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890794">
                <text:p>0.89079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1587">
                <text:p>0.94158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127">
                <text:p>0.944127</text:p>
              </table:table-cell>
              <table:table-cell office:value-type="float" office:value="0.952381">
                <text:p>0.952381</text:p>
              </table:table-cell>
              <table:table-cell office:value-type="float" office:value="0.935746">
                <text:p>0.93574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836825">
                <text:p>0.836825</text:p>
              </table:table-cell>
              <table:table-cell office:value-type="float" office:value="0.933333">
                <text:p>0.933333</text:p>
              </table:table-cell>
              <table:table-cell office:value-type="float" office:value="0.937143">
                <text:p>0.93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762">
                <text:p>0.94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30921">
                <text:p>0.930921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888889">
                <text:p>0.88888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7143">
                <text:p>0.93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397">
                <text:p>0.945397</text:p>
              </table:table-cell>
              <table:table-cell office:value-type="float" office:value="0.952381">
                <text:p>0.952381</text:p>
              </table:table-cell>
              <table:table-cell office:value-type="float" office:value="0.93619">
                <text:p>0.9361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79746">
                <text:p>0.79746</text:p>
              </table:table-cell>
              <table:table-cell office:value-type="float" office:value="0.932698">
                <text:p>0.932698</text:p>
              </table:table-cell>
              <table:table-cell office:value-type="float" office:value="0.935238">
                <text:p>0.93523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762">
                <text:p>0.94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2673">
                <text:p>0.92673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746667">
                <text:p>0.746667</text:p>
              </table:table-cell>
              <table:table-cell office:value-type="float" office:value="0.932698">
                <text:p>0.932698</text:p>
              </table:table-cell>
              <table:table-cell office:value-type="float" office:value="0.933333">
                <text:p>0.933333</text:p>
              </table:table-cell>
              <table:table-cell office:value-type="float" office:value="0.941587">
                <text:p>0.94158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127">
                <text:p>0.944127</text:p>
              </table:table-cell>
              <table:table-cell office:value-type="float" office:value="0.952381">
                <text:p>0.952381</text:p>
              </table:table-cell>
              <table:table-cell office:value-type="float" office:value="0.92127">
                <text:p>0.9212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608254">
                <text:p>0.608254</text:p>
              </table:table-cell>
              <table:table-cell office:value-type="float" office:value="0.914286">
                <text:p>0.914286</text:p>
              </table:table-cell>
              <table:table-cell office:value-type="float" office:value="0.933333">
                <text:p>0.933333</text:p>
              </table:table-cell>
              <table:table-cell office:value-type="float" office:value="0.938413">
                <text:p>0.93841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127">
                <text:p>0.944127</text:p>
              </table:table-cell>
              <table:table-cell office:value-type="float" office:value="0.952381">
                <text:p>0.952381</text:p>
              </table:table-cell>
              <table:table-cell office:value-type="float" office:value="0.90527">
                <text:p>0.90527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634286">
                <text:p>0.634286</text:p>
              </table:table-cell>
              <table:table-cell office:value-type="float" office:value="0.927619">
                <text:p>0.92761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222">
                <text:p>0.94222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127">
                <text:p>0.944127</text:p>
              </table:table-cell>
              <table:table-cell office:value-type="float" office:value="0.952381">
                <text:p>0.952381</text:p>
              </table:table-cell>
              <table:table-cell office:value-type="float" office:value="0.908635">
                <text:p>0.90863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746032">
                <text:p>0.746032</text:p>
              </table:table-cell>
              <table:table-cell office:value-type="float" office:value="0.928889">
                <text:p>0.92888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6508">
                <text:p>0.93650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127">
                <text:p>0.944127</text:p>
              </table:table-cell>
              <table:table-cell office:value-type="float" office:value="0.952381">
                <text:p>0.952381</text:p>
              </table:table-cell>
              <table:table-cell office:value-type="float" office:value="0.920317">
                <text:p>0.92031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693333">
                <text:p>0.693333</text:p>
              </table:table-cell>
              <table:table-cell office:value-type="float" office:value="0.928254">
                <text:p>0.928254</text:p>
              </table:table-cell>
              <table:table-cell office:value-type="float" office:value="0.933968">
                <text:p>0.93396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127">
                <text:p>0.944127</text:p>
              </table:table-cell>
              <table:table-cell office:value-type="float" office:value="0.952381">
                <text:p>0.952381</text:p>
              </table:table-cell>
              <table:table-cell office:value-type="float" office:value="0.915683">
                <text:p>0.915683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787302">
                <text:p>0.787302</text:p>
              </table:table-cell>
              <table:table-cell office:value-type="float" office:value="0.928254">
                <text:p>0.928254</text:p>
              </table:table-cell>
              <table:table-cell office:value-type="float" office:value="0.933333">
                <text:p>0.933333</text:p>
              </table:table-cell>
              <table:table-cell office:value-type="float" office:value="0.940317">
                <text:p>0.94031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762">
                <text:p>0.94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24825">
                <text:p>0.92482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88">
                <text:p>0.88</text:p>
              </table:table-cell>
              <table:table-cell office:value-type="float" office:value="0.930159">
                <text:p>0.930159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397">
                <text:p>0.945397</text:p>
              </table:table-cell>
              <table:table-cell office:value-type="float" office:value="0.952381">
                <text:p>0.952381</text:p>
              </table:table-cell>
              <table:table-cell office:value-type="float" office:value="0.934603">
                <text:p>0.934603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867302">
                <text:p>0.86730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7778">
                <text:p>0.93777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34222">
                <text:p>0.934222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87746">
                <text:p>0.87746</text:p>
              </table:table-cell>
              <table:table-cell office:value-type="float" office:value="0.933333">
                <text:p>0.933333</text:p>
              </table:table-cell>
              <table:table-cell office:value-type="float" office:value="0.937143">
                <text:p>0.93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032">
                <text:p>0.946032</text:p>
              </table:table-cell>
              <table:table-cell office:value-type="float" office:value="0.952381">
                <text:p>0.952381</text:p>
              </table:table-cell>
              <table:table-cell office:value-type="float" office:value="0.935111">
                <text:p>0.935111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857143">
                <text:p>0.85714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8413">
                <text:p>0.93841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302">
                <text:p>0.947302</text:p>
              </table:table-cell>
              <table:table-cell office:value-type="float" office:value="0.952381">
                <text:p>0.952381</text:p>
              </table:table-cell>
              <table:table-cell office:value-type="float" office:value="0.933333">
                <text:p>0.933333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80254">
                <text:p>0.8025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8571">
                <text:p>0.94857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7492">
                <text:p>0.92749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834286">
                <text:p>0.834286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9683">
                <text:p>0.93968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206">
                <text:p>0.949206</text:p>
              </table:table-cell>
              <table:table-cell office:value-type="float" office:value="0.952381">
                <text:p>0.952381</text:p>
              </table:table-cell>
              <table:table-cell office:value-type="float" office:value="0.930413">
                <text:p>0.93041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84381">
                <text:p>0.8438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9683">
                <text:p>0.93968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937">
                <text:p>0.947937</text:p>
              </table:table-cell>
              <table:table-cell office:value-type="float" office:value="0.952381">
                <text:p>0.952381</text:p>
              </table:table-cell>
              <table:table-cell office:value-type="float" office:value="0.931238">
                <text:p>0.931238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866032">
                <text:p>0.86603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968">
                <text:p>0.93396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302">
                <text:p>0.947302</text:p>
              </table:table-cell>
              <table:table-cell office:value-type="float" office:value="0.952381">
                <text:p>0.952381</text:p>
              </table:table-cell>
              <table:table-cell office:value-type="float" office:value="0.933778">
                <text:p>0.933778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767619">
                <text:p>0.767619</text:p>
              </table:table-cell>
              <table:table-cell office:value-type="float" office:value="0.929524">
                <text:p>0.929524</text:p>
              </table:table-cell>
              <table:table-cell office:value-type="float" office:value="0.933333">
                <text:p>0.933333</text:p>
              </table:table-cell>
              <table:table-cell office:value-type="float" office:value="0.941587">
                <text:p>0.94158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032">
                <text:p>0.946032</text:p>
              </table:table-cell>
              <table:table-cell office:value-type="float" office:value="0.952381">
                <text:p>0.952381</text:p>
              </table:table-cell>
              <table:table-cell office:value-type="float" office:value="0.923238">
                <text:p>0.923238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705397">
                <text:p>0.705397</text:p>
              </table:table-cell>
              <table:table-cell office:value-type="float" office:value="0.925714">
                <text:p>0.92571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5238">
                <text:p>0.93523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302">
                <text:p>0.947302</text:p>
              </table:table-cell>
              <table:table-cell office:value-type="float" office:value="0.952381">
                <text:p>0.952381</text:p>
              </table:table-cell>
              <table:table-cell office:value-type="float" office:value="0.916127">
                <text:p>0.91612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94286">
                <text:p>0.794286</text:p>
              </table:table-cell>
              <table:table-cell office:value-type="float" office:value="0.927619">
                <text:p>0.92761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4603">
                <text:p>0.93460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25079">
                <text:p>0.92507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746667">
                <text:p>0.746667</text:p>
              </table:table-cell>
              <table:table-cell office:value-type="float" office:value="0.925079">
                <text:p>0.92507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8413">
                <text:p>0.93841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302">
                <text:p>0.947302</text:p>
              </table:table-cell>
              <table:table-cell office:value-type="float" office:value="0.952381">
                <text:p>0.952381</text:p>
              </table:table-cell>
              <table:table-cell office:value-type="float" office:value="0.920508">
                <text:p>0.920508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773333">
                <text:p>0.773333</text:p>
              </table:table-cell>
              <table:table-cell office:value-type="float" office:value="0.92381">
                <text:p>0.92381</text:p>
              </table:table-cell>
              <table:table-cell office:value-type="float" office:value="0.931429">
                <text:p>0.931429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22286">
                <text:p>0.92228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765079">
                <text:p>0.765079</text:p>
              </table:table-cell>
              <table:table-cell office:value-type="float" office:value="0.92381">
                <text:p>0.92381</text:p>
              </table:table-cell>
              <table:table-cell office:value-type="float" office:value="0.928889">
                <text:p>0.92888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6508">
                <text:p>0.93650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302">
                <text:p>0.947302</text:p>
              </table:table-cell>
              <table:table-cell office:value-type="float" office:value="0.952381">
                <text:p>0.952381</text:p>
              </table:table-cell>
              <table:table-cell office:value-type="float" office:value="0.920635">
                <text:p>0.92063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749206">
                <text:p>0.749206</text:p>
              </table:table-cell>
              <table:table-cell office:value-type="float" office:value="0.924444">
                <text:p>0.92444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6508">
                <text:p>0.93650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397">
                <text:p>0.945397</text:p>
              </table:table-cell>
              <table:table-cell office:value-type="float" office:value="0.952381">
                <text:p>0.952381</text:p>
              </table:table-cell>
              <table:table-cell office:value-type="float" office:value="0.920317">
                <text:p>0.92031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821587">
                <text:p>0.821587</text:p>
              </table:table-cell>
              <table:table-cell office:value-type="float" office:value="0.931429">
                <text:p>0.93142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6508">
                <text:p>0.93650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032">
                <text:p>0.946032</text:p>
              </table:table-cell>
              <table:table-cell office:value-type="float" office:value="0.952381">
                <text:p>0.952381</text:p>
              </table:table-cell>
              <table:table-cell office:value-type="float" office:value="0.928317">
                <text:p>0.92831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890159">
                <text:p>0.890159</text:p>
              </table:table-cell>
              <table:table-cell office:value-type="float" office:value="0.932698">
                <text:p>0.932698</text:p>
              </table:table-cell>
              <table:table-cell office:value-type="float" office:value="0.933333">
                <text:p>0.933333</text:p>
              </table:table-cell>
              <table:table-cell office:value-type="float" office:value="0.935238">
                <text:p>0.93523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032">
                <text:p>0.946032</text:p>
              </table:table-cell>
              <table:table-cell office:value-type="float" office:value="0.952381">
                <text:p>0.952381</text:p>
              </table:table-cell>
              <table:table-cell office:value-type="float" office:value="0.935175">
                <text:p>0.93517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777778">
                <text:p>0.777778</text:p>
              </table:table-cell>
              <table:table-cell office:value-type="float" office:value="0.928889">
                <text:p>0.92888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7143">
                <text:p>0.93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397">
                <text:p>0.945397</text:p>
              </table:table-cell>
              <table:table-cell office:value-type="float" office:value="0.952381">
                <text:p>0.952381</text:p>
              </table:table-cell>
              <table:table-cell office:value-type="float" office:value="0.923683">
                <text:p>0.923683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770159">
                <text:p>0.770159</text:p>
              </table:table-cell>
              <table:table-cell office:value-type="float" office:value="0.927619">
                <text:p>0.92761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8413">
                <text:p>0.93841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032">
                <text:p>0.946032</text:p>
              </table:table-cell>
              <table:table-cell office:value-type="float" office:value="0.952381">
                <text:p>0.952381</text:p>
              </table:table-cell>
              <table:table-cell office:value-type="float" office:value="0.922984">
                <text:p>0.92298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772698">
                <text:p>0.772698</text:p>
              </table:table-cell>
              <table:table-cell office:value-type="float" office:value="0.929524">
                <text:p>0.929524</text:p>
              </table:table-cell>
              <table:table-cell office:value-type="float" office:value="0.933333">
                <text:p>0.933333</text:p>
              </table:table-cell>
              <table:table-cell office:value-type="float" office:value="0.940317">
                <text:p>0.94031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032">
                <text:p>0.946032</text:p>
              </table:table-cell>
              <table:table-cell office:value-type="float" office:value="0.952381">
                <text:p>0.952381</text:p>
              </table:table-cell>
              <table:table-cell office:value-type="float" office:value="0.923619">
                <text:p>0.92361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813333">
                <text:p>0.813333</text:p>
              </table:table-cell>
              <table:table-cell office:value-type="float" office:value="0.931429">
                <text:p>0.931429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762">
                <text:p>0.94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825397">
                <text:p>0.825397</text:p>
              </table:table-cell>
              <table:table-cell office:value-type="float" office:value="0.927619">
                <text:p>0.92761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0952">
                <text:p>0.94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127">
                <text:p>0.944127</text:p>
              </table:table-cell>
              <table:table-cell office:value-type="float" office:value="0.952381">
                <text:p>0.952381</text:p>
              </table:table-cell>
              <table:table-cell office:value-type="float" office:value="0.927619">
                <text:p>0.927619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836825">
                <text:p>0.836825</text:p>
              </table:table-cell>
              <table:table-cell office:value-type="float" office:value="0.928254">
                <text:p>0.92825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1587">
                <text:p>0.94158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397">
                <text:p>0.945397</text:p>
              </table:table-cell>
              <table:table-cell office:value-type="float" office:value="0.952381">
                <text:p>0.952381</text:p>
              </table:table-cell>
              <table:table-cell office:value-type="float" office:value="0.929016">
                <text:p>0.929016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819048">
                <text:p>0.819048</text:p>
              </table:table-cell>
              <table:table-cell office:value-type="float" office:value="0.927619">
                <text:p>0.92761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0952">
                <text:p>0.94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032">
                <text:p>0.946032</text:p>
              </table:table-cell>
              <table:table-cell office:value-type="float" office:value="0.952381">
                <text:p>0.952381</text:p>
              </table:table-cell>
              <table:table-cell office:value-type="float" office:value="0.927175">
                <text:p>0.927175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848889">
                <text:p>0.848889</text:p>
              </table:table-cell>
              <table:table-cell office:value-type="float" office:value="0.925079">
                <text:p>0.92507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5238">
                <text:p>0.93523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032">
                <text:p>0.946032</text:p>
              </table:table-cell>
              <table:table-cell office:value-type="float" office:value="0.952381">
                <text:p>0.952381</text:p>
              </table:table-cell>
              <table:table-cell office:value-type="float" office:value="0.929333">
                <text:p>0.929333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918095">
                <text:p>0.918095</text:p>
              </table:table-cell>
              <table:table-cell office:value-type="float" office:value="0.924444">
                <text:p>0.92444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5238">
                <text:p>0.93523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762">
                <text:p>0.94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36063">
                <text:p>0.936063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897143">
                <text:p>0.897143</text:p>
              </table:table-cell>
              <table:table-cell office:value-type="float" office:value="0.928889">
                <text:p>0.92888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4603">
                <text:p>0.93460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762">
                <text:p>0.94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34349">
                <text:p>0.93434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899683">
                <text:p>0.899683</text:p>
              </table:table-cell>
              <table:table-cell office:value-type="float" office:value="0.926349">
                <text:p>0.92634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9683">
                <text:p>0.93968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127">
                <text:p>0.944127</text:p>
              </table:table-cell>
              <table:table-cell office:value-type="float" office:value="0.952381">
                <text:p>0.952381</text:p>
              </table:table-cell>
              <table:table-cell office:value-type="float" office:value="0.933841">
                <text:p>0.933841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833016">
                <text:p>0.833016</text:p>
              </table:table-cell>
              <table:table-cell office:value-type="float" office:value="0.928889">
                <text:p>0.92888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9683">
                <text:p>0.93968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127">
                <text:p>0.944127</text:p>
              </table:table-cell>
              <table:table-cell office:value-type="float" office:value="0.952381">
                <text:p>0.952381</text:p>
              </table:table-cell>
              <table:table-cell office:value-type="float" office:value="0.927429">
                <text:p>0.92742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867302">
                <text:p>0.867302</text:p>
              </table:table-cell>
              <table:table-cell office:value-type="float" office:value="0.926349">
                <text:p>0.92634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7778">
                <text:p>0.93777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127">
                <text:p>0.944127</text:p>
              </table:table-cell>
              <table:table-cell office:value-type="float" office:value="0.952381">
                <text:p>0.952381</text:p>
              </table:table-cell>
              <table:table-cell office:value-type="float" office:value="0.930413">
                <text:p>0.93041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866032">
                <text:p>0.866032</text:p>
              </table:table-cell>
              <table:table-cell office:value-type="float" office:value="0.926349">
                <text:p>0.92634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9048">
                <text:p>0.93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127">
                <text:p>0.944127</text:p>
              </table:table-cell>
              <table:table-cell office:value-type="float" office:value="0.952381">
                <text:p>0.952381</text:p>
              </table:table-cell>
              <table:table-cell office:value-type="float" office:value="0.931365">
                <text:p>0.931365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850794">
                <text:p>0.850794</text:p>
              </table:table-cell>
              <table:table-cell office:value-type="float" office:value="0.930159">
                <text:p>0.93015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762">
                <text:p>0.94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30667">
                <text:p>0.930667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709841">
                <text:p>0.709841</text:p>
              </table:table-cell>
              <table:table-cell office:value-type="float" office:value="0.926984">
                <text:p>0.92698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968">
                <text:p>0.93396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762">
                <text:p>0.94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16317">
                <text:p>0.916317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68127">
                <text:p>0.68127</text:p>
              </table:table-cell>
              <table:table-cell office:value-type="float" office:value="0.931429">
                <text:p>0.931429</text:p>
              </table:table-cell>
              <table:table-cell office:value-type="float" office:value="0.933333">
                <text:p>0.933333</text:p>
              </table:table-cell>
              <table:table-cell office:value-type="float" office:value="0.940952">
                <text:p>0.94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397">
                <text:p>0.945397</text:p>
              </table:table-cell>
              <table:table-cell office:value-type="float" office:value="0.952381">
                <text:p>0.952381</text:p>
              </table:table-cell>
              <table:table-cell office:value-type="float" office:value="0.914667">
                <text:p>0.914667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629841">
                <text:p>0.629841</text:p>
              </table:table-cell>
              <table:table-cell office:value-type="float" office:value="0.931429">
                <text:p>0.93142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968">
                <text:p>0.93396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08952">
                <text:p>0.90895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83746">
                <text:p>0.83746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0952">
                <text:p>0.94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937">
                <text:p>0.947937</text:p>
              </table:table-cell>
              <table:table-cell office:value-type="float" office:value="0.952381">
                <text:p>0.952381</text:p>
              </table:table-cell>
              <table:table-cell office:value-type="float" office:value="0.929778">
                <text:p>0.929778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864762">
                <text:p>0.86476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032">
                <text:p>0.946032</text:p>
              </table:table-cell>
              <table:table-cell office:value-type="float" office:value="0.952381">
                <text:p>0.952381</text:p>
              </table:table-cell>
              <table:table-cell office:value-type="float" office:value="0.932508">
                <text:p>0.932508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902222">
                <text:p>0.90222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0317">
                <text:p>0.94031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302">
                <text:p>0.947302</text:p>
              </table:table-cell>
              <table:table-cell office:value-type="float" office:value="0.952381">
                <text:p>0.952381</text:p>
              </table:table-cell>
              <table:table-cell office:value-type="float" office:value="0.936127">
                <text:p>0.936127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790476">
                <text:p>0.790476</text:p>
              </table:table-cell>
              <table:table-cell office:value-type="float" office:value="0.929524">
                <text:p>0.92952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0317">
                <text:p>0.94031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302">
                <text:p>0.947302</text:p>
              </table:table-cell>
              <table:table-cell office:value-type="float" office:value="0.952381">
                <text:p>0.952381</text:p>
              </table:table-cell>
              <table:table-cell office:value-type="float" office:value="0.924571">
                <text:p>0.924571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912381">
                <text:p>0.91238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302">
                <text:p>0.947302</text:p>
              </table:table-cell>
              <table:table-cell office:value-type="float" office:value="0.952381">
                <text:p>0.952381</text:p>
              </table:table-cell>
              <table:table-cell office:value-type="float" office:value="0.937397">
                <text:p>0.93739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83619">
                <text:p>0.8361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7143">
                <text:p>0.93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30095">
                <text:p>0.930095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736508">
                <text:p>0.736508</text:p>
              </table:table-cell>
              <table:table-cell office:value-type="float" office:value="0.931429">
                <text:p>0.93142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5873">
                <text:p>0.93587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1981">
                <text:p>0.91981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796825">
                <text:p>0.796825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0952">
                <text:p>0.94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762">
                <text:p>0.94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26349">
                <text:p>0.92634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878095">
                <text:p>0.878095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7778">
                <text:p>0.93777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762">
                <text:p>0.94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34159">
                <text:p>0.934159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829841">
                <text:p>0.82984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7778">
                <text:p>0.93777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762">
                <text:p>0.94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29333">
                <text:p>0.929333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890159">
                <text:p>0.89015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9683">
                <text:p>0.93968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032">
                <text:p>0.946032</text:p>
              </table:table-cell>
              <table:table-cell office:value-type="float" office:value="0.952381">
                <text:p>0.952381</text:p>
              </table:table-cell>
              <table:table-cell office:value-type="float" office:value="0.935683">
                <text:p>0.935683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790476">
                <text:p>0.790476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9048">
                <text:p>0.93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25714">
                <text:p>0.925714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906667">
                <text:p>0.906667</text:p>
              </table:table-cell>
              <table:table-cell office:value-type="float" office:value="0.933333">
                <text:p>0.933333</text:p>
              </table:table-cell>
              <table:table-cell office:value-type="float" office:value="0.937143">
                <text:p>0.93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032">
                <text:p>0.946032</text:p>
              </table:table-cell>
              <table:table-cell office:value-type="float" office:value="0.952381">
                <text:p>0.952381</text:p>
              </table:table-cell>
              <table:table-cell office:value-type="float" office:value="0.938032">
                <text:p>0.938032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928254">
                <text:p>0.92825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9048">
                <text:p>0.93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032">
                <text:p>0.946032</text:p>
              </table:table-cell>
              <table:table-cell office:value-type="float" office:value="0.952381">
                <text:p>0.952381</text:p>
              </table:table-cell>
              <table:table-cell office:value-type="float" office:value="0.939429">
                <text:p>0.939429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873651">
                <text:p>0.87365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7143">
                <text:p>0.93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032">
                <text:p>0.946032</text:p>
              </table:table-cell>
              <table:table-cell office:value-type="float" office:value="0.952381">
                <text:p>0.952381</text:p>
              </table:table-cell>
              <table:table-cell office:value-type="float" office:value="0.933778">
                <text:p>0.93377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930159">
                <text:p>0.93015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7778">
                <text:p>0.93777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397">
                <text:p>0.945397</text:p>
              </table:table-cell>
              <table:table-cell office:value-type="float" office:value="0.952381">
                <text:p>0.952381</text:p>
              </table:table-cell>
              <table:table-cell office:value-type="float" office:value="0.939429">
                <text:p>0.939429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912381">
                <text:p>0.91238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5873">
                <text:p>0.93587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032">
                <text:p>0.946032</text:p>
              </table:table-cell>
              <table:table-cell office:value-type="float" office:value="0.952381">
                <text:p>0.952381</text:p>
              </table:table-cell>
              <table:table-cell office:value-type="float" office:value="0.937524">
                <text:p>0.937524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907937">
                <text:p>0.907937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5873">
                <text:p>0.93587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397">
                <text:p>0.945397</text:p>
              </table:table-cell>
              <table:table-cell office:value-type="float" office:value="0.952381">
                <text:p>0.952381</text:p>
              </table:table-cell>
              <table:table-cell office:value-type="float" office:value="0.937016">
                <text:p>0.937016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904762">
                <text:p>0.90476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7778">
                <text:p>0.93777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302">
                <text:p>0.947302</text:p>
              </table:table-cell>
              <table:table-cell office:value-type="float" office:value="0.952381">
                <text:p>0.952381</text:p>
              </table:table-cell>
              <table:table-cell office:value-type="float" office:value="0.936127">
                <text:p>0.936127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879365">
                <text:p>0.879365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5238">
                <text:p>0.93523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34222">
                <text:p>0.93422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852698">
                <text:p>0.852698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397">
                <text:p>0.945397</text:p>
              </table:table-cell>
              <table:table-cell office:value-type="float" office:value="0.952381">
                <text:p>0.952381</text:p>
              </table:table-cell>
              <table:table-cell office:value-type="float" office:value="0.931238">
                <text:p>0.931238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859683">
                <text:p>0.85968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0317">
                <text:p>0.94031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3181">
                <text:p>0.93181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919365">
                <text:p>0.919365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9683">
                <text:p>0.93968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032">
                <text:p>0.946032</text:p>
              </table:table-cell>
              <table:table-cell office:value-type="float" office:value="0.952381">
                <text:p>0.952381</text:p>
              </table:table-cell>
              <table:table-cell office:value-type="float" office:value="0.937651">
                <text:p>0.937651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801905">
                <text:p>0.801905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968">
                <text:p>0.93396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032">
                <text:p>0.946032</text:p>
              </table:table-cell>
              <table:table-cell office:value-type="float" office:value="0.952381">
                <text:p>0.952381</text:p>
              </table:table-cell>
              <table:table-cell office:value-type="float" office:value="0.926286">
                <text:p>0.926286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892698">
                <text:p>0.892698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222">
                <text:p>0.94222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127">
                <text:p>0.944127</text:p>
              </table:table-cell>
              <table:table-cell office:value-type="float" office:value="0.952381">
                <text:p>0.952381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850159">
                <text:p>0.85015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1587">
                <text:p>0.94158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127">
                <text:p>0.944127</text:p>
              </table:table-cell>
              <table:table-cell office:value-type="float" office:value="0.952381">
                <text:p>0.952381</text:p>
              </table:table-cell>
              <table:table-cell office:value-type="float" office:value="0.931683">
                <text:p>0.931683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79746">
                <text:p>0.79746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9048">
                <text:p>0.93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762">
                <text:p>0.94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26222">
                <text:p>0.926222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881905">
                <text:p>0.881905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6508">
                <text:p>0.93650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127">
                <text:p>0.944127</text:p>
              </table:table-cell>
              <table:table-cell office:value-type="float" office:value="0.952381">
                <text:p>0.952381</text:p>
              </table:table-cell>
              <table:table-cell office:value-type="float" office:value="0.934349">
                <text:p>0.93434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844444">
                <text:p>0.84444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9683">
                <text:p>0.93968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127">
                <text:p>0.944127</text:p>
              </table:table-cell>
              <table:table-cell office:value-type="float" office:value="0.952381">
                <text:p>0.952381</text:p>
              </table:table-cell>
              <table:table-cell office:value-type="float" office:value="0.930921">
                <text:p>0.930921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788571">
                <text:p>0.78857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5873">
                <text:p>0.93587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127">
                <text:p>0.944127</text:p>
              </table:table-cell>
              <table:table-cell office:value-type="float" office:value="0.952381">
                <text:p>0.952381</text:p>
              </table:table-cell>
              <table:table-cell office:value-type="float" office:value="0.924952">
                <text:p>0.92495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809524">
                <text:p>0.80952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9048">
                <text:p>0.93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127">
                <text:p>0.944127</text:p>
              </table:table-cell>
              <table:table-cell office:value-type="float" office:value="0.952381">
                <text:p>0.952381</text:p>
              </table:table-cell>
              <table:table-cell office:value-type="float" office:value="0.927365">
                <text:p>0.927365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805714">
                <text:p>0.80571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7143">
                <text:p>0.93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127">
                <text:p>0.944127</text:p>
              </table:table-cell>
              <table:table-cell office:value-type="float" office:value="0.952381">
                <text:p>0.952381</text:p>
              </table:table-cell>
              <table:table-cell office:value-type="float" office:value="0.926794">
                <text:p>0.92679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766984">
                <text:p>0.76698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5238">
                <text:p>0.93523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127">
                <text:p>0.944127</text:p>
              </table:table-cell>
              <table:table-cell office:value-type="float" office:value="0.952381">
                <text:p>0.952381</text:p>
              </table:table-cell>
              <table:table-cell office:value-type="float" office:value="0.921778">
                <text:p>0.921778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75746">
                <text:p>0.75746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032">
                <text:p>0.946032</text:p>
              </table:table-cell>
              <table:table-cell office:value-type="float" office:value="0.952381">
                <text:p>0.952381</text:p>
              </table:table-cell>
              <table:table-cell office:value-type="float" office:value="0.920825">
                <text:p>0.92082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811429">
                <text:p>0.81142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0317">
                <text:p>0.94031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397">
                <text:p>0.945397</text:p>
              </table:table-cell>
              <table:table-cell office:value-type="float" office:value="0.952381">
                <text:p>0.952381</text:p>
              </table:table-cell>
              <table:table-cell office:value-type="float" office:value="0.926857">
                <text:p>0.9268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